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163f" officeooo:paragraph-rsid="00611ee4"/>
    </style:style>
    <style:style style:name="P2" style:family="paragraph" style:parent-style-name="Standard">
      <style:text-properties officeooo:rsid="0008163f" officeooo:paragraph-rsid="006d6934"/>
    </style:style>
    <style:style style:name="P3" style:family="paragraph" style:parent-style-name="Standard">
      <style:text-properties officeooo:rsid="000c65a4" officeooo:paragraph-rsid="00611ee4"/>
    </style:style>
    <style:style style:name="P4" style:family="paragraph" style:parent-style-name="Standard">
      <style:text-properties officeooo:rsid="000b018d" officeooo:paragraph-rsid="00611ee4"/>
    </style:style>
    <style:style style:name="P5" style:family="paragraph" style:parent-style-name="Standard">
      <style:text-properties officeooo:rsid="000bcd85" officeooo:paragraph-rsid="00611ee4"/>
    </style:style>
    <style:style style:name="P6" style:family="paragraph" style:parent-style-name="Standard">
      <style:text-properties officeooo:rsid="0012a4c6" officeooo:paragraph-rsid="00611ee4"/>
    </style:style>
    <style:style style:name="P7" style:family="paragraph" style:parent-style-name="Standard">
      <style:text-properties officeooo:paragraph-rsid="00611ee4"/>
    </style:style>
    <style:style style:name="P8" style:family="paragraph" style:parent-style-name="Standard">
      <style:text-properties fo:font-size="11pt" officeooo:paragraph-rsid="002ded03" style:font-size-asian="11pt" style:font-size-complex="11pt"/>
    </style:style>
    <style:style style:name="P9" style:family="paragraph" style:parent-style-name="Standard">
      <style:text-properties fo:font-size="11pt" officeooo:paragraph-rsid="007b20f7" style:font-size-asian="11pt" style:font-size-complex="11pt"/>
    </style:style>
    <style:style style:name="P10" style:family="paragraph" style:parent-style-name="Standard">
      <style:text-properties fo:font-size="11pt" officeooo:paragraph-rsid="003419d8" style:font-size-asian="11pt" style:font-size-complex="11pt"/>
    </style:style>
    <style:style style:name="P11" style:family="paragraph" style:parent-style-name="Standard">
      <style:text-properties fo:font-size="11pt" officeooo:paragraph-rsid="006db8ec" style:font-size-asian="11pt" style:font-size-complex="11pt"/>
    </style:style>
    <style:style style:name="P12" style:family="paragraph" style:parent-style-name="Standard">
      <style:text-properties fo:font-size="11pt" officeooo:rsid="003f04d2" officeooo:paragraph-rsid="003f04d2" style:font-size-asian="11pt" style:font-size-complex="11pt"/>
    </style:style>
    <style:style style:name="P13" style:family="paragraph" style:parent-style-name="Standard">
      <style:text-properties fo:font-size="11pt" officeooo:paragraph-rsid="003fbaba" style:font-size-asian="11pt" style:font-size-complex="11pt"/>
    </style:style>
    <style:style style:name="P14" style:family="paragraph" style:parent-style-name="Standard">
      <style:text-properties fo:font-size="11pt" officeooo:rsid="00417d37" officeooo:paragraph-rsid="00417d37" style:font-size-asian="11pt" style:font-size-complex="11pt"/>
    </style:style>
    <style:style style:name="P15" style:family="paragraph" style:parent-style-name="Standard">
      <style:text-properties fo:font-size="11pt" officeooo:paragraph-rsid="005e052d" style:font-size-asian="11pt" style:font-size-complex="11pt"/>
    </style:style>
    <style:style style:name="P16" style:family="paragraph" style:parent-style-name="Standard">
      <style:text-properties fo:font-size="11pt" officeooo:paragraph-rsid="0070c5be" style:font-size-asian="11pt" style:font-size-complex="11pt"/>
    </style:style>
    <style:style style:name="P17" style:family="paragraph" style:parent-style-name="Standard">
      <style:text-properties fo:font-size="11pt" officeooo:rsid="006b8b43" officeooo:paragraph-rsid="006b8b43" style:font-size-asian="11pt" style:font-size-complex="11pt"/>
    </style:style>
    <style:style style:name="P18" style:family="paragraph" style:parent-style-name="Standard">
      <style:text-properties fo:font-size="11pt" officeooo:rsid="0072a7ae" officeooo:paragraph-rsid="0072a7ae" style:font-size-asian="11pt" style:font-size-complex="11pt"/>
    </style:style>
    <style:style style:name="P19" style:family="paragraph" style:parent-style-name="Standard">
      <style:text-properties fo:font-size="11pt" officeooo:paragraph-rsid="0072a7ae" style:font-size-asian="11pt" style:font-size-complex="11pt"/>
    </style:style>
    <style:style style:name="P20" style:family="paragraph" style:parent-style-name="Standard">
      <style:text-properties fo:font-size="11pt" officeooo:rsid="0072cdab" officeooo:paragraph-rsid="0072cdab" style:font-size-asian="11pt" style:font-size-complex="11pt"/>
    </style:style>
    <style:style style:name="P21" style:family="paragraph" style:parent-style-name="Standard">
      <style:text-properties fo:font-size="11pt" officeooo:rsid="00740b45" officeooo:paragraph-rsid="00740b45" style:font-size-asian="11pt" style:font-size-complex="11pt"/>
    </style:style>
    <style:style style:name="P22" style:family="paragraph" style:parent-style-name="Standard">
      <style:text-properties fo:font-size="11pt" officeooo:paragraph-rsid="00198b9f" style:font-size-asian="11pt" style:font-size-complex="11pt"/>
    </style:style>
    <style:style style:name="P23" style:family="paragraph" style:parent-style-name="Standard">
      <style:text-properties fo:font-size="11pt" officeooo:rsid="001cea48" officeooo:paragraph-rsid="002171c0" style:font-size-asian="11pt" style:font-size-complex="11pt"/>
    </style:style>
    <style:style style:name="P24" style:family="paragraph" style:parent-style-name="Standard">
      <style:text-properties fo:font-size="11pt" officeooo:rsid="00198b9f" officeooo:paragraph-rsid="00198b9f" style:font-size-asian="11pt" style:font-size-complex="11pt"/>
    </style:style>
    <style:style style:name="P25" style:family="paragraph" style:parent-style-name="Standard">
      <style:text-properties fo:font-size="11pt" officeooo:rsid="002c5401" officeooo:paragraph-rsid="002c5401" style:font-size-asian="11pt" style:font-size-complex="11pt"/>
    </style:style>
    <style:style style:name="P26" style:family="paragraph" style:parent-style-name="Standard">
      <style:text-properties fo:font-size="11pt" officeooo:rsid="006c4d91" officeooo:paragraph-rsid="006c4d91" style:font-size-asian="11pt" style:font-size-complex="11pt"/>
    </style:style>
    <style:style style:name="P27" style:family="paragraph" style:parent-style-name="Standard">
      <style:text-properties fo:font-size="11pt" officeooo:rsid="00322f59" officeooo:paragraph-rsid="00322f59" style:font-size-asian="11pt" style:font-size-complex="11pt"/>
    </style:style>
    <style:style style:name="P28" style:family="paragraph" style:parent-style-name="Standard">
      <style:text-properties fo:font-size="11pt" officeooo:rsid="00cd41e4" officeooo:paragraph-rsid="00cd41e4" style:font-size-asian="11pt" style:font-size-complex="11pt"/>
    </style:style>
    <style:style style:name="P29" style:family="paragraph" style:parent-style-name="Standard">
      <style:text-properties fo:font-size="11pt" officeooo:rsid="0071a61b" officeooo:paragraph-rsid="0071a61b" style:font-size-asian="11pt" style:font-size-complex="11pt"/>
    </style:style>
    <style:style style:name="P30" style:family="paragraph" style:parent-style-name="Standard">
      <style:text-properties fo:font-size="11pt" officeooo:rsid="00ed8fdc" officeooo:paragraph-rsid="00ed8fdc" style:font-size-asian="11pt" style:font-size-complex="11pt"/>
    </style:style>
    <style:style style:name="P31" style:family="paragraph" style:parent-style-name="Standard">
      <style:text-properties fo:font-size="11pt" officeooo:rsid="00f02ce0" officeooo:paragraph-rsid="00ed8fdc" style:font-size-asian="11pt" style:font-size-complex="11pt"/>
    </style:style>
    <style:style style:name="P32" style:family="paragraph" style:parent-style-name="Standard">
      <style:text-properties fo:font-size="11pt" officeooo:rsid="0107574b" officeooo:paragraph-rsid="01145ba0" style:font-size-asian="11pt" style:font-size-complex="11pt"/>
    </style:style>
    <style:style style:name="P33" style:family="paragraph" style:parent-style-name="Standard">
      <style:text-properties fo:font-size="11pt" officeooo:paragraph-rsid="0122b60d" style:font-size-asian="11pt" style:font-size-complex="11pt"/>
    </style:style>
    <style:style style:name="P34" style:family="paragraph" style:parent-style-name="Standard">
      <style:text-properties fo:font-size="11pt" officeooo:rsid="000b018d" officeooo:paragraph-rsid="000bcd85" style:font-size-asian="11pt" style:font-size-complex="11pt"/>
    </style:style>
    <style:style style:name="P35" style:family="paragraph" style:parent-style-name="Standard">
      <style:text-properties fo:font-size="11pt" officeooo:rsid="006b014c" officeooo:paragraph-rsid="0122b60d" style:font-size-asian="11pt" style:font-size-complex="11pt"/>
    </style:style>
    <style:style style:name="P36" style:family="paragraph" style:parent-style-name="Standard">
      <style:text-properties fo:font-size="11pt" officeooo:rsid="0145ab7a" officeooo:paragraph-rsid="0145ab7a" style:font-size-asian="11pt" style:font-size-complex="11pt"/>
    </style:style>
    <style:style style:name="P37" style:family="paragraph" style:parent-style-name="Standard">
      <style:text-properties fo:font-size="11pt" officeooo:rsid="014adb36" officeooo:paragraph-rsid="014adb36" style:font-size-asian="11pt" style:font-size-complex="11pt"/>
    </style:style>
    <style:style style:name="P38" style:family="paragraph" style:parent-style-name="Standard">
      <style:text-properties fo:font-size="11pt" officeooo:rsid="014f61b8" officeooo:paragraph-rsid="014f61b8" style:font-size-asian="11pt" style:font-size-complex="11pt"/>
    </style:style>
    <style:style style:name="P39" style:family="paragraph" style:parent-style-name="Standard">
      <style:text-properties fo:font-size="11pt" officeooo:rsid="014f7302" officeooo:paragraph-rsid="014f7302" style:font-size-asian="11pt" style:font-size-complex="11pt"/>
    </style:style>
    <style:style style:name="P40" style:family="paragraph" style:parent-style-name="Standard">
      <style:text-properties fo:font-size="11pt" officeooo:rsid="014fcfea" officeooo:paragraph-rsid="014fcfea" style:font-size-asian="11pt" style:font-size-complex="11pt"/>
    </style:style>
    <style:style style:name="P41" style:family="paragraph" style:parent-style-name="Standard">
      <style:text-properties fo:font-size="11pt" officeooo:rsid="006c19a5" officeooo:paragraph-rsid="0131b90c" style:font-size-asian="11pt" style:font-size-complex="11pt"/>
    </style:style>
    <style:style style:name="P42" style:family="paragraph" style:parent-style-name="Standard">
      <style:text-properties fo:font-size="11pt" officeooo:rsid="0122b60d" officeooo:paragraph-rsid="0131b90c" style:font-size-asian="11pt" style:font-size-complex="11pt"/>
    </style:style>
    <style:style style:name="P43" style:family="paragraph" style:parent-style-name="Standard">
      <style:text-properties fo:font-size="11pt" officeooo:rsid="01614919" officeooo:paragraph-rsid="014fcfea" style:font-size-asian="11pt" style:font-size-complex="11pt"/>
    </style:style>
    <style:style style:name="P44" style:family="paragraph" style:parent-style-name="Standard">
      <style:text-properties fo:font-size="11pt" officeooo:rsid="01647f96" officeooo:paragraph-rsid="01647f96" style:font-size-asian="11pt" style:font-size-complex="11pt"/>
    </style:style>
    <style:style style:name="P45" style:family="paragraph" style:parent-style-name="Standard">
      <style:text-properties fo:font-size="11pt" officeooo:rsid="0167b3d1" officeooo:paragraph-rsid="0167b3d1" style:font-size-asian="11pt" style:font-size-complex="11pt"/>
    </style:style>
    <style:style style:name="P46" style:family="paragraph" style:parent-style-name="Standard">
      <style:text-properties fo:font-size="11pt" officeooo:rsid="015f4c8e" officeooo:paragraph-rsid="015f4c8e" style:font-size-asian="11pt" style:font-size-complex="11pt"/>
    </style:style>
    <style:style style:name="P47" style:family="paragraph" style:parent-style-name="Standard">
      <style:text-properties fo:font-size="11pt" officeooo:rsid="016bfd35" officeooo:paragraph-rsid="016bfd35" style:font-size-asian="11pt" style:font-size-complex="11pt"/>
    </style:style>
    <style:style style:name="P48" style:family="paragraph" style:parent-style-name="Standard">
      <style:text-properties fo:font-size="11pt" officeooo:rsid="016dc7bb" officeooo:paragraph-rsid="016dc7bb" style:font-size-asian="11pt" style:font-size-complex="11pt"/>
    </style:style>
    <style:style style:name="P49" style:family="paragraph" style:parent-style-name="Standard">
      <style:text-properties fo:font-size="11pt" officeooo:rsid="0162938d" officeooo:paragraph-rsid="0162938d" style:font-size-asian="11pt" style:font-size-complex="11pt"/>
    </style:style>
    <style:style style:name="P50" style:family="paragraph" style:parent-style-name="Standard">
      <style:text-properties officeooo:paragraph-rsid="0072a7ae"/>
    </style:style>
    <style:style style:name="P51" style:family="paragraph" style:parent-style-name="Standard">
      <style:text-properties officeooo:paragraph-rsid="0072cdab"/>
    </style:style>
    <style:style style:name="P52" style:family="paragraph" style:parent-style-name="Standard">
      <style:text-properties officeooo:paragraph-rsid="00740b45"/>
    </style:style>
    <style:style style:name="P53" style:family="paragraph" style:parent-style-name="Standard">
      <style:text-properties officeooo:paragraph-rsid="00ce581e"/>
    </style:style>
    <style:style style:name="P54" style:family="paragraph" style:parent-style-name="Standard">
      <style:text-properties officeooo:paragraph-rsid="006db8ec"/>
    </style:style>
    <style:style style:name="P55" style:family="paragraph" style:parent-style-name="Standard">
      <style:text-properties officeooo:paragraph-rsid="00d33961"/>
    </style:style>
    <style:style style:name="P56" style:family="paragraph" style:parent-style-name="Standard">
      <style:text-properties officeooo:paragraph-rsid="00ed8fdc"/>
    </style:style>
    <style:style style:name="P57" style:family="paragraph" style:parent-style-name="Standard">
      <style:text-properties officeooo:rsid="00f4746d" officeooo:paragraph-rsid="00f4746d"/>
    </style:style>
    <style:style style:name="P58" style:family="paragraph" style:parent-style-name="Standard">
      <style:text-properties officeooo:paragraph-rsid="002fd717"/>
    </style:style>
    <style:style style:name="P59" style:family="paragraph" style:parent-style-name="Standard">
      <style:text-properties officeooo:paragraph-rsid="0071a61b"/>
    </style:style>
    <style:style style:name="P60" style:family="paragraph" style:parent-style-name="Standard">
      <style:text-properties officeooo:paragraph-rsid="010e0316"/>
    </style:style>
    <style:style style:name="P61" style:family="paragraph" style:parent-style-name="Standard">
      <style:text-properties officeooo:paragraph-rsid="01145ba0"/>
    </style:style>
    <style:style style:name="P62" style:family="paragraph" style:parent-style-name="Standard">
      <style:text-properties fo:font-variant="normal" fo:text-transform="none" fo:font-size="11pt" fo:letter-spacing="normal" fo:font-style="normal" fo:font-weight="normal" officeooo:rsid="00ca1271" officeooo:paragraph-rsid="01145ba0" style:font-size-asian="11pt" style:font-size-complex="11pt"/>
    </style:style>
    <style:style style:name="P63" style:family="paragraph" style:parent-style-name="Standard">
      <style:text-properties officeooo:paragraph-rsid="012d2b45"/>
    </style:style>
    <style:style style:name="P64" style:family="paragraph" style:parent-style-name="Standard">
      <style:text-properties officeooo:paragraph-rsid="000bcd85"/>
    </style:style>
    <style:style style:name="P65" style:family="paragraph" style:parent-style-name="Standard">
      <style:text-properties officeooo:paragraph-rsid="01290bc9"/>
    </style:style>
    <style:style style:name="P66" style:family="paragraph" style:parent-style-name="Standard">
      <style:text-properties officeooo:paragraph-rsid="0131b90c"/>
    </style:style>
    <style:style style:name="P67" style:family="paragraph" style:parent-style-name="Standard">
      <style:text-properties officeooo:paragraph-rsid="01720118"/>
    </style:style>
    <style:style style:name="P68" style:family="paragraph" style:parent-style-name="Standard">
      <style:paragraph-properties fo:break-before="page"/>
      <style:text-properties officeooo:paragraph-rsid="00611ee4"/>
    </style:style>
    <style:style style:name="P69" style:family="paragraph" style:parent-style-name="Standard">
      <style:paragraph-properties fo:break-before="page"/>
      <style:text-properties fo:font-size="11pt" officeooo:rsid="00322f59" officeooo:paragraph-rsid="00322f59" style:font-size-asian="11pt" style:font-size-complex="11pt"/>
    </style:style>
    <style:style style:name="P70" style:family="paragraph" style:parent-style-name="Standard">
      <style:paragraph-properties fo:break-before="page"/>
      <style:text-properties fo:font-size="11pt" officeooo:paragraph-rsid="002ded03" style:font-size-asian="11pt" style:font-size-complex="11pt"/>
    </style:style>
    <style:style style:name="P71" style:family="paragraph" style:parent-style-name="Standard">
      <style:paragraph-properties fo:break-before="page"/>
      <style:text-properties fo:font-size="11pt" officeooo:rsid="0145ab7a" officeooo:paragraph-rsid="0145ab7a" style:font-size-asian="11pt" style:font-size-complex="11pt"/>
    </style:style>
    <style:style style:name="P72" style:family="paragraph" style:parent-style-name="Standard">
      <style:paragraph-properties fo:break-before="page"/>
      <style:text-properties officeooo:rsid="00417d37" officeooo:paragraph-rsid="01145ba0"/>
    </style:style>
    <style:style style:name="P73" style:family="paragraph" style:parent-style-name="Standard">
      <style:paragraph-properties fo:margin-left="0in" fo:margin-right="0in" fo:text-indent="0in" style:auto-text-indent="false"/>
    </style:style>
    <style:style style:name="T1" style:family="text">
      <style:text-properties officeooo:rsid="00092c46"/>
    </style:style>
    <style:style style:name="T2" style:family="text">
      <style:text-properties officeooo:rsid="000b018d"/>
    </style:style>
    <style:style style:name="T3" style:family="text">
      <style:text-properties officeooo:rsid="000bcd85"/>
    </style:style>
    <style:style style:name="T4" style:family="text">
      <style:text-properties officeooo:rsid="000c4102"/>
    </style:style>
    <style:style style:name="T5" style:family="text">
      <style:text-properties officeooo:rsid="000c65a4"/>
    </style:style>
    <style:style style:name="T6" style:family="text">
      <style:text-properties officeooo:rsid="000dc4f6"/>
    </style:style>
    <style:style style:name="T7" style:family="text">
      <style:text-properties officeooo:rsid="000e6848"/>
    </style:style>
    <style:style style:name="T8" style:family="text">
      <style:text-properties officeooo:rsid="000fe240"/>
    </style:style>
    <style:style style:name="T9" style:family="text">
      <style:text-properties officeooo:rsid="0011f8ef"/>
    </style:style>
    <style:style style:name="T10" style:family="text">
      <style:text-properties officeooo:rsid="0012a4c6"/>
    </style:style>
    <style:style style:name="T11" style:family="text">
      <style:text-properties officeooo:rsid="00144e3d"/>
    </style:style>
    <style:style style:name="T12" style:family="text">
      <style:text-properties officeooo:rsid="0016ec59"/>
    </style:style>
    <style:style style:name="T13" style:family="text">
      <style:text-properties officeooo:rsid="001e2cc5"/>
    </style:style>
    <style:style style:name="T14" style:family="text">
      <style:text-properties officeooo:rsid="0034cfd6"/>
    </style:style>
    <style:style style:name="T15" style:family="text">
      <style:text-properties officeooo:rsid="003691e8"/>
    </style:style>
    <style:style style:name="T16" style:family="text">
      <style:text-properties officeooo:rsid="0037e652"/>
    </style:style>
    <style:style style:name="T17" style:family="text">
      <style:text-properties officeooo:rsid="003a2ae0"/>
    </style:style>
    <style:style style:name="T18" style:family="text">
      <style:text-properties officeooo:rsid="003a57a5"/>
    </style:style>
    <style:style style:name="T19" style:family="text">
      <style:text-properties officeooo:rsid="003be41b"/>
    </style:style>
    <style:style style:name="T20" style:family="text">
      <style:text-properties officeooo:rsid="003d71ac"/>
    </style:style>
    <style:style style:name="T21" style:family="text">
      <style:text-properties officeooo:rsid="003ee74b"/>
    </style:style>
    <style:style style:name="T22" style:family="text">
      <style:text-properties officeooo:rsid="003f04d2"/>
    </style:style>
    <style:style style:name="T23" style:family="text">
      <style:text-properties officeooo:rsid="003fbaba"/>
    </style:style>
    <style:style style:name="T24" style:family="text">
      <style:text-properties officeooo:rsid="003fc7ec"/>
    </style:style>
    <style:style style:name="T25" style:family="text">
      <style:text-properties officeooo:rsid="00417d37"/>
    </style:style>
    <style:style style:name="T26" style:family="text">
      <style:text-properties officeooo:rsid="0048e685"/>
    </style:style>
    <style:style style:name="T27" style:family="text">
      <style:text-properties officeooo:rsid="00491bad"/>
    </style:style>
    <style:style style:name="T28" style:family="text">
      <style:text-properties officeooo:rsid="004c3c8a"/>
    </style:style>
    <style:style style:name="T29" style:family="text">
      <style:text-properties officeooo:rsid="004fd694"/>
    </style:style>
    <style:style style:name="T30" style:family="text">
      <style:text-properties officeooo:rsid="0050a3dc"/>
    </style:style>
    <style:style style:name="T31" style:family="text">
      <style:text-properties officeooo:rsid="0051c918"/>
    </style:style>
    <style:style style:name="T32" style:family="text">
      <style:text-properties officeooo:rsid="0055168b"/>
    </style:style>
    <style:style style:name="T33" style:family="text">
      <style:text-properties officeooo:rsid="005608f8"/>
    </style:style>
    <style:style style:name="T34" style:family="text">
      <style:text-properties officeooo:rsid="00563e05"/>
    </style:style>
    <style:style style:name="T35" style:family="text">
      <style:text-properties officeooo:rsid="0057eb8f"/>
    </style:style>
    <style:style style:name="T36" style:family="text">
      <style:text-properties officeooo:rsid="0057ec5e"/>
    </style:style>
    <style:style style:name="T37" style:family="text">
      <style:text-properties officeooo:rsid="00585e5e"/>
    </style:style>
    <style:style style:name="T38" style:family="text">
      <style:text-properties officeooo:rsid="005a3268"/>
    </style:style>
    <style:style style:name="T39" style:family="text">
      <style:text-properties officeooo:rsid="005ba3c0"/>
    </style:style>
    <style:style style:name="T40" style:family="text">
      <style:text-properties officeooo:rsid="005c677a"/>
    </style:style>
    <style:style style:name="T41" style:family="text">
      <style:text-properties officeooo:rsid="005e052d"/>
    </style:style>
    <style:style style:name="T42" style:family="text">
      <style:text-properties officeooo:rsid="005ec8dc"/>
    </style:style>
    <style:style style:name="T43" style:family="text">
      <style:text-properties officeooo:rsid="0060ace5"/>
    </style:style>
    <style:style style:name="T44" style:family="text">
      <style:text-properties officeooo:rsid="0063c718"/>
    </style:style>
    <style:style style:name="T45" style:family="text">
      <style:text-properties officeooo:rsid="006494ba"/>
    </style:style>
    <style:style style:name="T46" style:family="text">
      <style:text-properties officeooo:rsid="0065051c"/>
    </style:style>
    <style:style style:name="T47" style:family="text">
      <style:text-properties officeooo:rsid="00668a0d"/>
    </style:style>
    <style:style style:name="T48" style:family="text">
      <style:text-properties officeooo:rsid="0067b68d"/>
    </style:style>
    <style:style style:name="T49" style:family="text">
      <style:text-properties officeooo:rsid="00687b7e"/>
    </style:style>
    <style:style style:name="T50" style:family="text">
      <style:text-properties officeooo:rsid="0068b246"/>
    </style:style>
    <style:style style:name="T51" style:family="text">
      <style:text-properties officeooo:rsid="0069b231"/>
    </style:style>
    <style:style style:name="T52" style:family="text">
      <style:text-properties officeooo:rsid="006c4d91"/>
    </style:style>
    <style:style style:name="T53" style:family="text">
      <style:text-properties officeooo:rsid="006d6934"/>
    </style:style>
    <style:style style:name="T54" style:family="text">
      <style:text-properties officeooo:rsid="0070c5be"/>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normal" officeooo:rsid="0070c5be"/>
    </style:style>
    <style:style style:name="T57" style:family="text">
      <style:text-properties fo:font-variant="normal" fo:text-transform="none" fo:letter-spacing="normal" fo:font-style="normal" fo:font-weight="normal" officeooo:rsid="0071a3b7"/>
    </style:style>
    <style:style style:name="T58" style:family="text">
      <style:text-properties fo:font-variant="normal" fo:text-transform="none" fo:letter-spacing="normal" fo:font-style="normal" fo:font-weight="normal" officeooo:rsid="008cca95"/>
    </style:style>
    <style:style style:name="T59" style:family="text">
      <style:text-properties fo:font-variant="normal" fo:text-transform="none" fo:letter-spacing="normal" fo:font-style="normal" fo:font-weight="normal" officeooo:rsid="008d83c8"/>
    </style:style>
    <style:style style:name="T60" style:family="text">
      <style:text-properties fo:font-variant="normal" fo:text-transform="none" fo:letter-spacing="normal" fo:font-style="normal" fo:font-weight="normal" officeooo:rsid="008f320e"/>
    </style:style>
    <style:style style:name="T61" style:family="text">
      <style:text-properties fo:font-variant="normal" fo:text-transform="none" fo:letter-spacing="normal" fo:font-style="normal" fo:font-weight="normal" officeooo:rsid="0090551f"/>
    </style:style>
    <style:style style:name="T62" style:family="text">
      <style:text-properties fo:font-variant="normal" fo:text-transform="none" fo:letter-spacing="normal" fo:font-style="normal" fo:font-weight="normal" officeooo:rsid="00916ff0"/>
    </style:style>
    <style:style style:name="T63" style:family="text">
      <style:text-properties fo:font-variant="normal" fo:text-transform="none" fo:letter-spacing="normal" fo:font-style="normal" fo:font-weight="normal" officeooo:rsid="00935ff9"/>
    </style:style>
    <style:style style:name="T64" style:family="text">
      <style:text-properties fo:font-variant="normal" fo:text-transform="none" fo:letter-spacing="normal" fo:font-style="normal" fo:font-weight="normal" officeooo:rsid="009409c9"/>
    </style:style>
    <style:style style:name="T65" style:family="text">
      <style:text-properties fo:font-variant="normal" fo:text-transform="none" fo:letter-spacing="normal" fo:font-style="normal" fo:font-weight="normal" officeooo:rsid="009c5d29"/>
    </style:style>
    <style:style style:name="T66" style:family="text">
      <style:text-properties fo:font-variant="normal" fo:text-transform="none" fo:letter-spacing="normal" fo:font-style="normal" fo:font-weight="normal" officeooo:rsid="009dabf6"/>
    </style:style>
    <style:style style:name="T67" style:family="text">
      <style:text-properties fo:font-variant="normal" fo:text-transform="none" fo:letter-spacing="normal" fo:font-style="normal" fo:font-weight="normal" officeooo:rsid="009f6ec5"/>
    </style:style>
    <style:style style:name="T68" style:family="text">
      <style:text-properties fo:font-variant="normal" fo:text-transform="none" fo:letter-spacing="normal" fo:font-style="normal" fo:font-weight="normal" officeooo:rsid="00a15722"/>
    </style:style>
    <style:style style:name="T69" style:family="text">
      <style:text-properties fo:font-variant="normal" fo:text-transform="none" fo:font-size="11pt" fo:letter-spacing="normal" fo:font-style="normal" fo:font-weight="normal" officeooo:rsid="00740b45" style:font-size-asian="11pt" style:font-size-complex="11pt"/>
    </style:style>
    <style:style style:name="T70" style:family="text">
      <style:text-properties fo:font-variant="normal" fo:text-transform="none" fo:font-size="11pt" fo:letter-spacing="normal" fo:font-style="normal" fo:font-weight="normal" officeooo:rsid="0070c5be" style:font-size-asian="11pt" style:font-size-complex="11pt"/>
    </style:style>
    <style:style style:name="T71" style:family="text">
      <style:text-properties fo:font-variant="normal" fo:text-transform="none" fo:font-size="11pt" fo:letter-spacing="normal" fo:font-style="normal" fo:font-weight="normal" officeooo:rsid="00c19b06" style:font-size-asian="11pt" style:font-size-complex="11pt"/>
    </style:style>
    <style:style style:name="T72" style:family="text">
      <style:text-properties fo:font-variant="normal" fo:text-transform="none" fo:font-size="11pt" fo:letter-spacing="normal" fo:font-style="normal" fo:font-weight="normal" officeooo:rsid="00c82ec4" style:font-size-asian="11pt" style:font-size-complex="11pt"/>
    </style:style>
    <style:style style:name="T73" style:family="text">
      <style:text-properties fo:font-variant="normal" fo:text-transform="none" fo:font-size="11pt" fo:letter-spacing="normal" fo:font-style="normal" fo:font-weight="normal" officeooo:rsid="00ca1271" style:font-size-asian="11pt" style:font-size-complex="11pt"/>
    </style:style>
    <style:style style:name="T74" style:family="text">
      <style:text-properties fo:font-variant="normal" fo:text-transform="none" fo:font-size="11pt" fo:letter-spacing="normal" fo:font-style="normal" fo:font-weight="normal" officeooo:rsid="00c9ee74" style:font-size-asian="11pt" style:font-size-complex="11pt"/>
    </style:style>
    <style:style style:name="T75" style:family="text">
      <style:text-properties fo:font-variant="normal" fo:text-transform="none" fo:font-size="11pt" fo:letter-spacing="normal" fo:font-style="normal" fo:font-weight="normal" officeooo:rsid="00cb4a79" style:font-size-asian="11pt" style:font-size-complex="11pt"/>
    </style:style>
    <style:style style:name="T76" style:family="text">
      <style:text-properties fo:font-variant="normal" fo:text-transform="none" fo:color="#1c1e21" style:font-name="inherit" fo:font-size="11.25pt" fo:letter-spacing="normal" fo:font-style="normal" fo:font-weight="normal" officeooo:rsid="016dc7bb" style:font-size-asian="11pt" style:font-size-complex="11pt" loext:padding="0in" loext:border="none"/>
    </style:style>
    <style:style style:name="T77" style:family="text">
      <style:text-properties fo:font-variant="normal" fo:text-transform="none" fo:color="#1c1e21" style:font-name="inherit" fo:font-size="11.25pt" fo:letter-spacing="normal" fo:font-style="normal" fo:font-weight="normal" officeooo:rsid="01720118" style:font-size-asian="11pt" style:font-size-complex="11pt" loext:padding="0in" loext:border="none"/>
    </style:style>
    <style:style style:name="T78" style:family="text">
      <style:text-properties officeooo:rsid="007a4cf6"/>
    </style:style>
    <style:style style:name="T79" style:family="text">
      <style:text-properties officeooo:rsid="007b20f7"/>
    </style:style>
    <style:style style:name="T80" style:family="text">
      <style:text-properties officeooo:rsid="007cbe57"/>
    </style:style>
    <style:style style:name="T81" style:family="text">
      <style:text-properties officeooo:rsid="007e4367"/>
    </style:style>
    <style:style style:name="T82" style:family="text">
      <style:text-properties officeooo:rsid="007fbe19"/>
    </style:style>
    <style:style style:name="T83" style:family="text">
      <style:text-properties officeooo:rsid="00836d5d"/>
    </style:style>
    <style:style style:name="T84" style:family="text">
      <style:text-properties officeooo:rsid="0083aa76"/>
    </style:style>
    <style:style style:name="T85" style:family="text">
      <style:text-properties officeooo:rsid="0083d494"/>
    </style:style>
    <style:style style:name="T86" style:family="text">
      <style:text-properties officeooo:rsid="00859fe1"/>
    </style:style>
    <style:style style:name="T87" style:family="text">
      <style:text-properties officeooo:rsid="0087815b"/>
    </style:style>
    <style:style style:name="T88" style:family="text">
      <style:text-properties officeooo:rsid="00891687"/>
    </style:style>
    <style:style style:name="T89" style:family="text">
      <style:text-properties officeooo:rsid="008cca95"/>
    </style:style>
    <style:style style:name="T90" style:family="text">
      <style:text-properties officeooo:rsid="009a19f3"/>
    </style:style>
    <style:style style:name="T91" style:family="text">
      <style:text-properties officeooo:rsid="009b4943"/>
    </style:style>
    <style:style style:name="T92" style:family="text">
      <style:text-properties fo:font-size="11pt" style:font-size-asian="11pt" style:font-size-complex="11pt"/>
    </style:style>
    <style:style style:name="T93" style:family="text">
      <style:text-properties fo:font-size="11pt" officeooo:rsid="0072a7ae" style:font-size-asian="11pt" style:font-size-complex="11pt"/>
    </style:style>
    <style:style style:name="T94" style:family="text">
      <style:text-properties fo:font-size="11pt" officeooo:rsid="00abd42f" style:font-size-asian="11pt" style:font-size-complex="11pt"/>
    </style:style>
    <style:style style:name="T95" style:family="text">
      <style:text-properties fo:font-size="11pt" officeooo:rsid="00ae6dd5" style:font-size-asian="11pt" style:font-size-complex="11pt"/>
    </style:style>
    <style:style style:name="T96" style:family="text">
      <style:text-properties fo:font-size="11pt" officeooo:rsid="0072cdab" style:font-size-asian="11pt" style:font-size-complex="11pt"/>
    </style:style>
    <style:style style:name="T97" style:family="text">
      <style:text-properties fo:font-size="11pt" officeooo:rsid="00b0f779" style:font-size-asian="11pt" style:font-size-complex="11pt"/>
    </style:style>
    <style:style style:name="T98" style:family="text">
      <style:text-properties fo:font-size="11pt" officeooo:rsid="00b179e6" style:font-size-asian="11pt" style:font-size-complex="11pt"/>
    </style:style>
    <style:style style:name="T99" style:family="text">
      <style:text-properties fo:font-size="11pt" officeooo:rsid="00b519f9" style:font-size-asian="11pt" style:font-size-complex="11pt"/>
    </style:style>
    <style:style style:name="T100" style:family="text">
      <style:text-properties fo:font-size="11pt" officeooo:rsid="00b5d41f" style:font-size-asian="11pt" style:font-size-complex="11pt"/>
    </style:style>
    <style:style style:name="T101" style:family="text">
      <style:text-properties fo:font-size="11pt" officeooo:rsid="00b71940" style:font-size-asian="11pt" style:font-size-complex="11pt"/>
    </style:style>
    <style:style style:name="T102" style:family="text">
      <style:text-properties fo:font-size="11pt" officeooo:rsid="00b8518f" style:font-size-asian="11pt" style:font-size-complex="11pt"/>
    </style:style>
    <style:style style:name="T103" style:family="text">
      <style:text-properties fo:font-size="11pt" officeooo:rsid="00b8aabf" style:font-size-asian="11pt" style:font-size-complex="11pt"/>
    </style:style>
    <style:style style:name="T104" style:family="text">
      <style:text-properties fo:font-size="11pt" officeooo:rsid="00740b45" style:font-size-asian="11pt" style:font-size-complex="11pt"/>
    </style:style>
    <style:style style:name="T105" style:family="text">
      <style:text-properties fo:font-size="11pt" officeooo:rsid="00b94b71" style:font-size-asian="11pt" style:font-size-complex="11pt"/>
    </style:style>
    <style:style style:name="T106" style:family="text">
      <style:text-properties fo:font-size="11pt" officeooo:rsid="00ba87d8" style:font-size-asian="11pt" style:font-size-complex="11pt"/>
    </style:style>
    <style:style style:name="T107" style:family="text">
      <style:text-properties fo:font-size="11pt" officeooo:rsid="00be1669" style:font-size-asian="11pt" style:font-size-complex="11pt"/>
    </style:style>
    <style:style style:name="T108" style:family="text">
      <style:text-properties fo:font-size="11pt" officeooo:rsid="0070c5be" style:font-size-asian="11pt" style:font-size-complex="11pt"/>
    </style:style>
    <style:style style:name="T109" style:family="text">
      <style:text-properties fo:font-size="11pt" officeooo:rsid="00bfcce9" style:font-size-asian="11pt" style:font-size-complex="11pt"/>
    </style:style>
    <style:style style:name="T110" style:family="text">
      <style:text-properties fo:font-size="11pt" officeooo:rsid="00c19b06" style:font-size-asian="11pt" style:font-size-complex="11pt"/>
    </style:style>
    <style:style style:name="T111" style:family="text">
      <style:text-properties fo:font-size="11pt" officeooo:rsid="006c4d91" style:font-size-asian="11pt" style:font-size-complex="11pt"/>
    </style:style>
    <style:style style:name="T112" style:family="text">
      <style:text-properties fo:font-size="11pt" officeooo:rsid="00cd41e4" style:font-size-asian="11pt" style:font-size-complex="11pt"/>
    </style:style>
    <style:style style:name="T113" style:family="text">
      <style:text-properties fo:font-size="11pt" officeooo:rsid="00ce581e" style:font-size-asian="11pt" style:font-size-complex="11pt"/>
    </style:style>
    <style:style style:name="T114" style:family="text">
      <style:text-properties fo:font-size="11pt" officeooo:rsid="003419d8" style:font-size-asian="11pt" style:font-size-complex="11pt"/>
    </style:style>
    <style:style style:name="T115" style:family="text">
      <style:text-properties fo:font-size="11pt" officeooo:rsid="007a4cf6" style:font-size-asian="11pt" style:font-size-complex="11pt"/>
    </style:style>
    <style:style style:name="T116" style:family="text">
      <style:text-properties fo:font-size="11pt" officeooo:rsid="0078708a" style:font-size-asian="11pt" style:font-size-complex="11pt"/>
    </style:style>
    <style:style style:name="T117" style:family="text">
      <style:text-properties fo:font-size="11pt" officeooo:rsid="0048e685" style:font-size-asian="11pt" style:font-size-complex="11pt"/>
    </style:style>
    <style:style style:name="T118" style:family="text">
      <style:text-properties fo:font-size="11pt" officeooo:rsid="009490dc" style:font-size-asian="11pt" style:font-size-complex="11pt"/>
    </style:style>
    <style:style style:name="T119" style:family="text">
      <style:text-properties fo:font-size="11pt" officeooo:rsid="00d01888" style:font-size-asian="11pt" style:font-size-complex="11pt"/>
    </style:style>
    <style:style style:name="T120" style:family="text">
      <style:text-properties fo:font-size="11pt" officeooo:rsid="0037e652" style:font-size-asian="11pt" style:font-size-complex="11pt"/>
    </style:style>
    <style:style style:name="T121" style:family="text">
      <style:text-properties fo:font-size="11pt" officeooo:rsid="00814c0f" style:font-size-asian="11pt" style:font-size-complex="11pt"/>
    </style:style>
    <style:style style:name="T122" style:family="text">
      <style:text-properties fo:font-size="11pt" officeooo:rsid="00398f46" style:font-size-asian="11pt" style:font-size-complex="11pt"/>
    </style:style>
    <style:style style:name="T123" style:family="text">
      <style:text-properties fo:font-size="11pt" officeooo:rsid="00491bad" style:font-size-asian="11pt" style:font-size-complex="11pt"/>
    </style:style>
    <style:style style:name="T124" style:family="text">
      <style:text-properties fo:font-size="11pt" officeooo:rsid="00563e05" style:font-size-asian="11pt" style:font-size-complex="11pt"/>
    </style:style>
    <style:style style:name="T125" style:family="text">
      <style:text-properties fo:font-size="11pt" officeooo:rsid="0080848b" style:font-size-asian="11pt" style:font-size-complex="11pt"/>
    </style:style>
    <style:style style:name="T126" style:family="text">
      <style:text-properties fo:font-size="11pt" officeooo:rsid="006d6934" style:font-size-asian="11pt" style:font-size-complex="11pt"/>
    </style:style>
    <style:style style:name="T127" style:family="text">
      <style:text-properties fo:font-size="11pt" officeooo:rsid="003ee74b" style:font-size-asian="11pt" style:font-size-complex="11pt"/>
    </style:style>
    <style:style style:name="T128" style:family="text">
      <style:text-properties fo:font-size="11pt" officeooo:rsid="00978b2e" style:font-size-asian="11pt" style:font-size-complex="11pt"/>
    </style:style>
    <style:style style:name="T129" style:family="text">
      <style:text-properties fo:font-size="11pt" officeooo:rsid="0080ce0a" style:font-size-asian="11pt" style:font-size-complex="11pt"/>
    </style:style>
    <style:style style:name="T130" style:family="text">
      <style:text-properties fo:font-size="11pt" officeooo:rsid="00d24ecc" style:font-size-asian="11pt" style:font-size-complex="11pt"/>
    </style:style>
    <style:style style:name="T131" style:family="text">
      <style:text-properties fo:font-size="11pt" officeooo:rsid="003fbaba" style:font-size-asian="11pt" style:font-size-complex="11pt"/>
    </style:style>
    <style:style style:name="T132" style:family="text">
      <style:text-properties fo:font-size="11pt" officeooo:rsid="0098be3a" style:font-size-asian="11pt" style:font-size-complex="11pt"/>
    </style:style>
    <style:style style:name="T133" style:family="text">
      <style:text-properties fo:font-size="11pt" officeooo:rsid="00d33961" style:font-size-asian="11pt" style:font-size-complex="11pt"/>
    </style:style>
    <style:style style:name="T134" style:family="text">
      <style:text-properties fo:font-size="11pt" officeooo:rsid="00d4d2d1" style:font-size-asian="11pt" style:font-size-complex="11pt"/>
    </style:style>
    <style:style style:name="T135" style:family="text">
      <style:text-properties fo:font-size="11pt" officeooo:rsid="00a15722" style:font-size-asian="11pt" style:font-size-complex="11pt"/>
    </style:style>
    <style:style style:name="T136" style:family="text">
      <style:text-properties fo:font-size="11pt" officeooo:rsid="00aaec0d" style:font-size-asian="11pt" style:font-size-complex="11pt"/>
    </style:style>
    <style:style style:name="T137" style:family="text">
      <style:text-properties fo:font-size="11pt" officeooo:rsid="00d6a299" style:font-size-asian="11pt" style:font-size-complex="11pt"/>
    </style:style>
    <style:style style:name="T138" style:family="text">
      <style:text-properties fo:font-size="11pt" officeooo:rsid="00e21379" style:font-size-asian="11pt" style:font-size-complex="11pt"/>
    </style:style>
    <style:style style:name="T139" style:family="text">
      <style:text-properties fo:font-size="11pt" officeooo:rsid="00e39814" style:font-size-asian="11pt" style:font-size-complex="11pt"/>
    </style:style>
    <style:style style:name="T140" style:family="text">
      <style:text-properties fo:font-size="11pt" officeooo:rsid="00e58df3" style:font-size-asian="11pt" style:font-size-complex="11pt"/>
    </style:style>
    <style:style style:name="T141" style:family="text">
      <style:text-properties fo:font-size="11pt" officeooo:rsid="00ed85c0" style:font-size-asian="11pt" style:font-size-complex="11pt"/>
    </style:style>
    <style:style style:name="T142" style:family="text">
      <style:text-properties fo:font-size="11pt" officeooo:rsid="00ed8fdc" style:font-size-asian="11pt" style:font-size-complex="11pt"/>
    </style:style>
    <style:style style:name="T143" style:family="text">
      <style:text-properties fo:font-size="11pt" officeooo:rsid="00f02ce0" style:font-size-asian="11pt" style:font-size-complex="11pt"/>
    </style:style>
    <style:style style:name="T144" style:family="text">
      <style:text-properties fo:font-size="11pt" officeooo:rsid="00f1ea1e" style:font-size-asian="11pt" style:font-size-complex="11pt"/>
    </style:style>
    <style:style style:name="T145" style:family="text">
      <style:text-properties fo:font-size="11pt" officeooo:rsid="00f3085f" style:font-size-asian="11pt" style:font-size-complex="11pt"/>
    </style:style>
    <style:style style:name="T146" style:family="text">
      <style:text-properties fo:font-size="11pt" officeooo:rsid="00f31a75" style:font-size-asian="11pt" style:font-size-complex="11pt"/>
    </style:style>
    <style:style style:name="T147" style:family="text">
      <style:text-properties fo:font-size="11pt" officeooo:rsid="00f62f77" style:font-size-asian="11pt" style:font-size-complex="11pt"/>
    </style:style>
    <style:style style:name="T148" style:family="text">
      <style:text-properties fo:font-size="11pt" officeooo:rsid="00f81bec" style:font-size-asian="11pt" style:font-size-complex="11pt"/>
    </style:style>
    <style:style style:name="T149" style:family="text">
      <style:text-properties fo:font-size="11pt" officeooo:rsid="00f96a88" style:font-size-asian="11pt" style:font-size-complex="11pt"/>
    </style:style>
    <style:style style:name="T150" style:family="text">
      <style:text-properties fo:font-size="11pt" officeooo:rsid="00fb626c" style:font-size-asian="11pt" style:font-size-complex="11pt"/>
    </style:style>
    <style:style style:name="T151" style:family="text">
      <style:text-properties fo:font-size="11pt" officeooo:rsid="00fd6108" style:font-size-asian="11pt" style:font-size-complex="11pt"/>
    </style:style>
    <style:style style:name="T152" style:family="text">
      <style:text-properties fo:font-size="11pt" officeooo:rsid="002fd717" style:font-size-asian="11pt" style:font-size-complex="11pt"/>
    </style:style>
    <style:style style:name="T153" style:family="text">
      <style:text-properties fo:font-size="11pt" officeooo:rsid="00feb75c" style:font-size-asian="11pt" style:font-size-complex="11pt"/>
    </style:style>
    <style:style style:name="T154" style:family="text">
      <style:text-properties fo:font-size="11pt" officeooo:rsid="0071a61b" style:font-size-asian="11pt" style:font-size-complex="11pt"/>
    </style:style>
    <style:style style:name="T155" style:family="text">
      <style:text-properties fo:font-size="11pt" officeooo:rsid="0101262b" style:font-size-asian="11pt" style:font-size-complex="11pt"/>
    </style:style>
    <style:style style:name="T156" style:family="text">
      <style:text-properties fo:font-size="11pt" officeooo:rsid="01047b08" style:font-size-asian="11pt" style:font-size-complex="11pt"/>
    </style:style>
    <style:style style:name="T157" style:family="text">
      <style:text-properties fo:font-size="11pt" officeooo:rsid="01065456" style:font-size-asian="11pt" style:font-size-complex="11pt"/>
    </style:style>
    <style:style style:name="T158" style:family="text">
      <style:text-properties fo:font-size="11pt" officeooo:rsid="010e0316" style:font-size-asian="11pt" style:font-size-complex="11pt"/>
    </style:style>
    <style:style style:name="T159" style:family="text">
      <style:text-properties fo:font-size="11pt" officeooo:rsid="010e3851" style:font-size-asian="11pt" style:font-size-complex="11pt"/>
    </style:style>
    <style:style style:name="T160" style:family="text">
      <style:text-properties fo:font-size="11pt" officeooo:rsid="01126569" style:font-size-asian="11pt" style:font-size-complex="11pt"/>
    </style:style>
    <style:style style:name="T161" style:family="text">
      <style:text-properties fo:font-size="11pt" officeooo:rsid="0106ab9c" style:font-size-asian="11pt" style:font-size-complex="11pt"/>
    </style:style>
    <style:style style:name="T162" style:family="text">
      <style:text-properties fo:font-size="11pt" officeooo:rsid="0107574b" style:font-size-asian="11pt" style:font-size-complex="11pt"/>
    </style:style>
    <style:style style:name="T163" style:family="text">
      <style:text-properties fo:font-size="11pt" officeooo:rsid="011637bb" style:font-size-asian="11pt" style:font-size-complex="11pt"/>
    </style:style>
    <style:style style:name="T164" style:family="text">
      <style:text-properties fo:font-size="11pt" officeooo:rsid="0117f41a" style:font-size-asian="11pt" style:font-size-complex="11pt"/>
    </style:style>
    <style:style style:name="T165" style:family="text">
      <style:text-properties fo:font-size="11pt" officeooo:rsid="0119d3a9" style:font-size-asian="11pt" style:font-size-complex="11pt"/>
    </style:style>
    <style:style style:name="T166" style:family="text">
      <style:text-properties fo:font-size="11pt" officeooo:rsid="011b2f3f" style:font-size-asian="11pt" style:font-size-complex="11pt"/>
    </style:style>
    <style:style style:name="T167" style:family="text">
      <style:text-properties fo:font-size="11pt" officeooo:rsid="001cea48" style:font-size-asian="11pt" style:font-size-complex="11pt"/>
    </style:style>
    <style:style style:name="T168" style:family="text">
      <style:text-properties fo:font-size="11pt" officeooo:rsid="002171c0" style:font-size-asian="11pt" style:font-size-complex="11pt"/>
    </style:style>
    <style:style style:name="T169" style:family="text">
      <style:text-properties fo:font-size="11pt" officeooo:rsid="006b8b43" style:font-size-asian="11pt" style:font-size-complex="11pt"/>
    </style:style>
    <style:style style:name="T170" style:family="text">
      <style:text-properties fo:font-size="11pt" officeooo:rsid="006c19a5" style:font-size-asian="11pt" style:font-size-complex="11pt"/>
    </style:style>
    <style:style style:name="T171" style:family="text">
      <style:text-properties fo:font-size="11pt" officeooo:rsid="012028eb" style:font-size-asian="11pt" style:font-size-complex="11pt"/>
    </style:style>
    <style:style style:name="T172" style:family="text">
      <style:text-properties fo:font-size="11pt" officeooo:rsid="0120c79e" style:font-size-asian="11pt" style:font-size-complex="11pt"/>
    </style:style>
    <style:style style:name="T173" style:family="text">
      <style:text-properties fo:font-size="11pt" officeooo:rsid="0122a2ea" style:font-size-asian="11pt" style:font-size-complex="11pt"/>
    </style:style>
    <style:style style:name="T174" style:family="text">
      <style:text-properties fo:font-size="11pt" officeooo:rsid="0122b60d" style:font-size-asian="11pt" style:font-size-complex="11pt"/>
    </style:style>
    <style:style style:name="T175" style:family="text">
      <style:text-properties fo:font-size="11pt" officeooo:rsid="0025d841" style:font-size-asian="11pt" style:font-size-complex="11pt"/>
    </style:style>
    <style:style style:name="T176" style:family="text">
      <style:text-properties fo:font-size="11pt" officeooo:rsid="002353fb" style:font-size-asian="11pt" style:font-size-complex="11pt"/>
    </style:style>
    <style:style style:name="T177" style:family="text">
      <style:text-properties fo:font-size="11pt" officeooo:rsid="01248678" style:font-size-asian="11pt" style:font-size-complex="11pt"/>
    </style:style>
    <style:style style:name="T178" style:family="text">
      <style:text-properties fo:font-size="11pt" officeooo:rsid="012491d9" style:font-size-asian="11pt" style:font-size-complex="11pt"/>
    </style:style>
    <style:style style:name="T179" style:family="text">
      <style:text-properties fo:font-size="11pt" officeooo:rsid="0125bde4" style:font-size-asian="11pt" style:font-size-complex="11pt"/>
    </style:style>
    <style:style style:name="T180" style:family="text">
      <style:text-properties fo:font-size="11pt" officeooo:rsid="0127604c" style:font-size-asian="11pt" style:font-size-complex="11pt"/>
    </style:style>
    <style:style style:name="T181" style:family="text">
      <style:text-properties fo:font-size="11pt" officeooo:rsid="01279ee1" style:font-size-asian="11pt" style:font-size-complex="11pt"/>
    </style:style>
    <style:style style:name="T182" style:family="text">
      <style:text-properties fo:font-size="11pt" officeooo:rsid="012cc8d4" style:font-size-asian="11pt" style:font-size-complex="11pt"/>
    </style:style>
    <style:style style:name="T183" style:family="text">
      <style:text-properties fo:font-size="11pt" officeooo:rsid="012d2b45" style:font-size-asian="11pt" style:font-size-complex="11pt"/>
    </style:style>
    <style:style style:name="T184" style:family="text">
      <style:text-properties fo:font-size="11pt" officeooo:rsid="012e0c4d" style:font-size-asian="11pt" style:font-size-complex="11pt"/>
    </style:style>
    <style:style style:name="T185" style:family="text">
      <style:text-properties fo:font-size="11pt" officeooo:rsid="012e472f" style:font-size-asian="11pt" style:font-size-complex="11pt"/>
    </style:style>
    <style:style style:name="T186" style:family="text">
      <style:text-properties fo:font-size="11pt" officeooo:rsid="000bcd85" style:font-size-asian="11pt" style:font-size-complex="11pt"/>
    </style:style>
    <style:style style:name="T187" style:family="text">
      <style:text-properties fo:font-size="11pt" officeooo:rsid="0018ce1e" style:font-size-asian="11pt" style:font-size-complex="11pt"/>
    </style:style>
    <style:style style:name="T188" style:family="text">
      <style:text-properties fo:font-size="11pt" officeooo:rsid="01290bc9" style:font-size-asian="11pt" style:font-size-complex="11pt"/>
    </style:style>
    <style:style style:name="T189" style:family="text">
      <style:text-properties fo:font-size="11pt" officeooo:rsid="00198b9f" style:font-size-asian="11pt" style:font-size-complex="11pt"/>
    </style:style>
    <style:style style:name="T190" style:family="text">
      <style:text-properties fo:font-size="11pt" officeooo:rsid="012f2d9d" style:font-size-asian="11pt" style:font-size-complex="11pt"/>
    </style:style>
    <style:style style:name="T191" style:family="text">
      <style:text-properties fo:font-size="11pt" officeooo:rsid="001ee96e" style:font-size-asian="11pt" style:font-size-complex="11pt"/>
    </style:style>
    <style:style style:name="T192" style:family="text">
      <style:text-properties fo:font-size="11pt" officeooo:rsid="001aaf82" style:font-size-asian="11pt" style:font-size-complex="11pt"/>
    </style:style>
    <style:style style:name="T193" style:family="text">
      <style:text-properties fo:font-size="11pt" officeooo:rsid="001b4acf" style:font-size-asian="11pt" style:font-size-complex="11pt"/>
    </style:style>
    <style:style style:name="T194" style:family="text">
      <style:text-properties fo:font-size="11pt" officeooo:rsid="001bb950" style:font-size-asian="11pt" style:font-size-complex="11pt"/>
    </style:style>
    <style:style style:name="T195" style:family="text">
      <style:text-properties fo:font-size="11pt" officeooo:rsid="0041f56c" style:font-size-asian="11pt" style:font-size-complex="11pt"/>
    </style:style>
    <style:style style:name="T196" style:family="text">
      <style:text-properties fo:font-size="11pt" officeooo:rsid="00209415" style:font-size-asian="11pt" style:font-size-complex="11pt"/>
    </style:style>
    <style:style style:name="T197" style:family="text">
      <style:text-properties fo:font-size="11pt" officeooo:rsid="011e0174" style:font-size-asian="11pt" style:font-size-complex="11pt"/>
    </style:style>
    <style:style style:name="T198" style:family="text">
      <style:text-properties fo:font-size="11pt" officeooo:rsid="011c7697" style:font-size-asian="11pt" style:font-size-complex="11pt"/>
    </style:style>
    <style:style style:name="T199" style:family="text">
      <style:text-properties fo:font-size="11pt" officeooo:rsid="012fb2e5" style:font-size-asian="11pt" style:font-size-complex="11pt"/>
    </style:style>
    <style:style style:name="T200" style:family="text">
      <style:text-properties fo:font-size="11pt" officeooo:rsid="013166f7" style:font-size-asian="11pt" style:font-size-complex="11pt"/>
    </style:style>
    <style:style style:name="T201" style:family="text">
      <style:text-properties fo:font-size="11pt" officeooo:rsid="0131b90c" style:font-size-asian="11pt" style:font-size-complex="11pt"/>
    </style:style>
    <style:style style:name="T202" style:family="text">
      <style:text-properties fo:font-size="11pt" officeooo:rsid="013581c0" style:font-size-asian="11pt" style:font-size-complex="11pt"/>
    </style:style>
    <style:style style:name="T203" style:family="text">
      <style:text-properties fo:font-size="11pt" officeooo:rsid="013c442b" style:font-size-asian="11pt" style:font-size-complex="11pt"/>
    </style:style>
    <style:style style:name="T204" style:family="text">
      <style:text-properties fo:font-size="11pt" officeooo:rsid="013dbd2e" style:font-size-asian="11pt" style:font-size-complex="11pt"/>
    </style:style>
    <style:style style:name="T205" style:family="text">
      <style:text-properties fo:font-size="11pt" officeooo:rsid="013f62b2" style:font-size-asian="11pt" style:font-size-complex="11pt"/>
    </style:style>
    <style:style style:name="T206" style:family="text">
      <style:text-properties fo:font-size="11pt" officeooo:rsid="014423aa" style:font-size-asian="11pt" style:font-size-complex="11pt"/>
    </style:style>
    <style:style style:name="T207" style:family="text">
      <style:text-properties fo:font-size="11pt" officeooo:rsid="01495743" style:font-size-asian="11pt" style:font-size-complex="11pt"/>
    </style:style>
    <style:style style:name="T208" style:family="text">
      <style:text-properties fo:font-size="11pt" officeooo:rsid="01551184" style:font-size-asian="11pt" style:font-size-complex="11pt"/>
    </style:style>
    <style:style style:name="T209" style:family="text">
      <style:text-properties fo:font-size="11pt" officeooo:rsid="0157aa59" style:font-size-asian="11pt" style:font-size-complex="11pt"/>
    </style:style>
    <style:style style:name="T210" style:family="text">
      <style:text-properties fo:font-size="11pt" officeooo:rsid="015951f3" style:font-size-asian="11pt" style:font-size-complex="11pt"/>
    </style:style>
    <style:style style:name="T211" style:family="text">
      <style:text-properties fo:font-size="11pt" officeooo:rsid="015a69fc" style:font-size-asian="11pt" style:font-size-complex="11pt"/>
    </style:style>
    <style:style style:name="T212" style:family="text">
      <style:text-properties fo:font-size="11pt" officeooo:rsid="015b4dd4" style:font-size-asian="11pt" style:font-size-complex="11pt"/>
    </style:style>
    <style:style style:name="T213" style:family="text">
      <style:text-properties fo:font-size="11pt" officeooo:rsid="015ded63" style:font-size-asian="11pt" style:font-size-complex="11pt"/>
    </style:style>
    <style:style style:name="T214" style:family="text">
      <style:text-properties fo:font-size="11pt" officeooo:rsid="016a7746" style:font-size-asian="11pt" style:font-size-complex="11pt"/>
    </style:style>
    <style:style style:name="T215" style:family="text">
      <style:text-properties fo:font-size="11pt" officeooo:rsid="0172db4e" style:font-size-asian="11pt" style:font-size-complex="11pt"/>
    </style:style>
    <style:style style:name="T216" style:family="text">
      <style:text-properties fo:color="#c9211e" fo:font-size="11pt" officeooo:rsid="00b8518f" style:font-size-asian="11pt" style:font-size-complex="11pt"/>
    </style:style>
    <style:style style:name="T217" style:family="text">
      <style:text-properties officeooo:rsid="00d5ded1"/>
    </style:style>
    <style:style style:name="T218" style:family="text">
      <style:text-properties officeooo:rsid="0100702f"/>
    </style:style>
    <style:style style:name="T219" style:family="text">
      <style:text-properties style:text-position="super 58%" fo:font-size="11pt" officeooo:rsid="01065456" style:font-size-asian="11pt" style:font-size-complex="11pt"/>
    </style:style>
    <style:style style:name="T220" style:family="text">
      <style:text-properties officeooo:rsid="011bf34b"/>
    </style:style>
    <style:style style:name="T221" style:family="text">
      <style:text-properties officeooo:rsid="01477be6"/>
    </style:style>
    <style:style style:name="T222" style:family="text">
      <style:text-properties officeooo:rsid="01495743"/>
    </style:style>
    <style:style style:name="T223" style:family="text">
      <style:text-properties officeooo:rsid="016de7dd"/>
    </style:style>
    <style:style style:name="T224" style:family="text">
      <style:text-properties officeooo:rsid="016eca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74">S1: </text:span><text:span text:style-name="T165">Cross domain alignment </text:span><text:span text:style-name="T183">can be seen as an unsupervised learning task, where it</text:span><text:span text:style-name="T165"> aims to match related objects </text:span><text:span text:style-name="T209">with different modalities</text:span><text:span text:style-name="T165">. </text:span><text:span text:style-name="T183">The i</text:span><text:span text:style-name="T165">nterest of such task can be found, for example in image-text retri</text:span><text:span text:style-name="T215">e</text:span><text:span text:style-name="T165">val, single-cell multi-omics, machine translation. </text:span><text:span text:style-name="T166">O</text:span><text:span text:style-name="T185">T</text:span><text:span text:style-name="T166"> provide a </text:span><text:span text:style-name="T204">very</text:span><text:span text:style-name="T166"> natural, yet principle </text:span><text:span text:style-name="T184">approach</text:span><text:span text:style-name="T166"> to </text:span><text:span text:style-name="T210">perform alignments</text:span><text:span text:style-name="T166">, thanks to the transportation plan. </text:span><text:span text:style-name="T185">Even better, the transport plan, not only provides the alignments, but also </text:span><text:span text:style-name="T203">be able to quantify </text:span><text:span text:style-name="T185">their importance. </text:span><text:span text:style-name="T182">Typically, </text:span><text:span text:style-name="T183">in </text:span><text:span text:style-name="T185">OT</text:span><text:span text:style-name="T183">, we work with the weighted space, where apart from the samples, we are also interested in how they interact </text:span><text:span text:style-name="T204">within space via function c</text:span><text:span text:style-name="T183"> and how they are generated </text:span><text:span text:style-name="T204">using measure mu</text:span><text:span text:style-name="T183">. </text:span><text:span text:style-name="T184">Now, how can </text:span><text:span text:style-name="T185">we </text:span><text:span text:style-name="T205">use OT to perform</text:span><text:span text:style-name="T185"> cross domain alignment?</text:span></text:p>
      <text:p text:style-name="P34"/>
      <text:p text:style-name="P64"><text:span text:style-name="T186">S</text:span><text:span text:style-name="T169">2</text:span><text:span text:style-name="T186">: </text:span><text:span text:style-name="T185">A very efficient solution is to use t</text:span><text:span text:style-name="T184">he GW distance. </text:span><text:span text:style-name="T185">Roughly speaking, it looks for the feasible alignments that best preserv</text:span><text:span text:style-name="T190">es</text:span><text:span text:style-name="T185"> the </text:span><text:span text:style-name="T184">pairwise similarity </text:span><text:span text:style-name="T185">across</text:span><text:span text:style-name="T184"> domain</text:span><text:span text:style-name="T185">. </text:span><text:span text:style-name="T169">Th</text:span><text:span text:style-name="T211">is</text:span><text:span text:style-name="T187"> distance </text:span><text:span text:style-name="T185">enjoys many useful properties </text:span><text:span text:style-name="T211">and more importantly the isometries that it encodes.</text:span><text:span text:style-name="T187">. </text:span><text:span text:style-name="T207">Quadratic nonconvex bla bla</text:span><text:span text:style-name="T187">. But in practice, we are mostly interested in the GW distance because it is much more computationally feasible than its peers. </text:span><text:span text:style-name="T189">Since the seminal work of Memoli, there have been many extensions of GW distance. In this thesis, we are interested in 3 of them.</text:span></text:p>
      <text:p text:style-name="P22"/>
      <text:p text:style-name="P65"><text:span text:style-name="T189">S: The first </text:span><text:span text:style-name="T191">extension</text:span><text:span text:style-name="T189"> </text:span><text:span text:style-name="T192">is </text:span><text:span text:style-name="T191">on</text:span><text:span text:style-name="T192"> the marginal relaxation. </text:span><text:span text:style-name="T193">We replace the marginal con</text:span><text:span text:style-name="T194">s</text:span><text:span text:style-name="T193">trai</text:span><text:span text:style-name="T194">n</text:span><text:span text:style-name="T193">ts by </text:span><text:span text:style-name="T194">the soft penalties in terms of Csizar divergence. By doing this, we are no longer forced to transport the mass to </text:span><text:span text:style-name="T195">every</text:span><text:span text:style-name="T196"> sample, </text:span><text:span text:style-name="T188">so that not every sample is aligned.</text:span><text:span text:style-name="T192"> </text:span><text:span text:style-name="T197">In practice, we consider Dphi to be the KL divergence, which </text:span><text:span text:style-name="T167">not only </text:span><text:span text:style-name="T198">allows </text:span><text:span text:style-name="T167">for algorithmic </text:span><text:span text:style-name="T198">convenience</text:span><text:span text:style-name="T167">, but also allows to </text:span><text:span text:style-name="T190">establish</text:span><text:span text:style-name="T167"> the robustness </text:span><text:span text:style-name="T190">property</text:span><text:span text:style-name="T167"> of unbalanced GW </text:span><text:span text:style-name="T197">when used in combination with the quadratic divergence, </text:span><text:span text:style-name="T195">as we will see later</text:span><text:span text:style-name="T167">.</text:span></text:p>
      <text:p text:style-name="P22"/>
      <text:p text:style-name="P66"><text:span text:style-name="T167">S: </text:span><text:span text:style-name="T168">The second extension is the </text:span><text:span text:style-name="T169">case where the spaces are incomparable but they </text:span><text:span text:style-name="T170">share a common subspace</text:span><text:span text:style-name="T168">. </text:span><text:span text:style-name="T173">One of t</text:span><text:span text:style-name="T171">he most intuitive </text:span><text:span text:style-name="T173">examples</text:span><text:span text:style-name="T170"> is the attributed graph, whose nodes contain not only the structural information, but also feature information which lives in a certain </text:span><text:span text:style-name="T171">common</text:span><text:span text:style-name="T170"> space. For example, each node is associated with a color.</text:span></text:p>
      <text:p text:style-name="P41"/>
      <text:p text:style-name="P66"><text:span text:style-name="T201">S:</text:span><text:span text:style-name="T170"> In this case, a </text:span><text:span text:style-name="T172">natural</text:span><text:span text:style-name="T170"> strategy to do the transport, </text:span><text:span text:style-name="T212">known as fused GW</text:span><text:span text:style-name="T170"> is to consider a linear combination of the GW term corresponding to the incomparable spaces, and a Wasserstein term corresponding to the shared space. </text:span><text:span text:style-name="T174">As a result, this allows for interpolation between GW and W distances</text:span><text:span text:style-name="T170">. Though</text:span><text:span text:style-name="T168"> simple but this strategy works very well </text:span><text:span text:style-name="T170">in practice, </text:span><text:span text:style-name="T173">especially for applications in graph</text:span><text:span text:style-name="T168">.</text:span></text:p>
      <text:p text:style-name="P23"/>
      <text:p text:style-name="P66"><text:span text:style-name="T168">S: </text:span><text:span text:style-name="T175">In t</text:span><text:span text:style-name="T168">he last extension</text:span><text:span text:style-name="T175">, </text:span><text:span text:style-name="T174">we aim to perform the alignments at both sample and dimension level</text:span><text:span text:style-name="T177">s</text:span><text:span text:style-name="T174">. </text:span><text:span text:style-name="T177">To better see the interest of such situations, suppose that we are i</text:span><text:span text:style-name="T174">n the discrete setting. </text:span><text:span text:style-name="T177">In this case, t</text:span><text:span text:style-name="T174">he data is usually tabular, </text:span><text:span text:style-name="T177">where the rows represent samples and columns represent features. In single-cell multi-omics, the samples are the cells, and the features can be either genes or antibodies</text:span><text:span text:style-name="T174">. </text:span><text:span text:style-name="T177">Given two dataset</text:span><text:span text:style-name="T199">s containing</text:span><text:span text:style-name="T177"> the same cells but different features, </text:span><text:span text:style-name="T200">there is a strong biological interest in</text:span><text:span text:style-name="T178"> </text:span><text:span text:style-name="T179">identify</text:span><text:span text:style-name="T200">ing</text:span><text:span text:style-name="T177"> which genes involves in the encode or expression of which antibodies.</text:span><text:span text:style-name="T174"> </text:span></text:p>
      <text:p text:style-name="P42"/>
      <text:p text:style-name="P66"><text:span text:style-name="T201">S: </text:span><text:span text:style-name="T174">COOT provides a </text:span><text:span text:style-name="T177">natural </text:span><text:span text:style-name="T174">solution to this task by simultaneously learning the sample </text:span><text:span text:style-name="T177">and feature transport plans.</text:span><text:span text:style-name="T175"> </text:span><text:span text:style-name="T177">In particular, COOT</text:span><text:span text:style-name="T176"> </text:span><text:span text:style-name="T181">also</text:span><text:span text:style-name="T180"> </text:span><text:span text:style-name="T176">provides a principle way to compare arbitrary-size matrices. </text:span><text:span text:style-name="T202">As can be seen from the objective function, COOT is in fact</text:span><text:span text:style-name="T177"> a bilinear relaxation of GW, which is a quadratic problem</text:span><text:span text:style-name="T168">.</text:span></text:p>
      <text:p text:style-name="P24"/>
      <text:p text:style-name="P25">S: my contributions in this thesis lie on the intersections of these extensions <text:span text:style-name="T218">and m</text:span>y work aims at filling the rest of this cube. <text:span text:style-name="T52">Let us explore these hidden corners.</text:span></text:p>
      <text:p text:style-name="P69">FUGW</text:p>
      <text:p text:style-name="P27"/>
      <text:p text:style-name="P60"><text:span text:style-name="T112">S: </text:span><text:span text:style-name="T113">in this section, we will call a individual and a subject interchangeably. </text:span><text:span text:style-name="T111">We are motivated by the problematic</text:span><text:span text:style-name="T158">s</text:span><text:span text:style-name="T111"> in neuroscience. </text:span><text:span text:style-name="T158">First, when looking at the </text:span><text:span text:style-name="T111">brain </text:span><text:span text:style-name="T158">reponse</text:span><text:span text:style-name="T111"> to mathematical tasks</text:span><text:span text:style-name="T153">, we observe great variability in locations and strength of brain activations across subjects </text:span><text:span text:style-name="T157">in the 1</text:span><text:span text:style-name="T219">st</text:span><text:span text:style-name="T157"> row</text:span><text:span text:style-name="T153">. </text:span><text:span text:style-name="T158">I</text:span><text:span text:style-name="T157">n the 2</text:span><text:span text:style-name="T219">nd</text:span><text:span text:style-name="T157"> row</text:span><text:span text:style-name="T158">, using the average signals as</text:span><text:span text:style-name="T153"> a common surface template </text:span><text:span text:style-name="T158">usually</text:span><text:span text:style-name="T153"> result</text:span><text:span text:style-name="T158">s</text:span><text:span text:style-name="T153"> in loss of individual details </text:span><text:span text:style-name="T158">and patterns</text:span><text:span text:style-name="T153">. </text:span><text:span text:style-name="T158">Finally, </text:span><text:span text:style-name="T159">many</text:span><text:span text:style-name="T157"> methods </text:span><text:span text:style-name="T158">for brain alignment</text:span><text:span text:style-name="T157"> are either heuristic, or impose unnatural constraints, which limit their applicability for neuroscience tasks.</text:span></text:p>
      <text:p text:style-name="P28"/>
      <text:p text:style-name="P58"><text:span text:style-name="T152">S11: </text:span><text:span text:style-name="T153">In this work, we propose FUGW as a principle approach to align human brains and </text:span><text:span text:style-name="T156">to learn brain templates</text:span><text:span text:style-name="T153">. We </text:span><text:span text:style-name="T160">illustrate that</text:span><text:span text:style-name="T153"> </text:span><text:span text:style-name="T156">FUGW </text:span><text:span text:style-name="T160">can achieve superior performance over</text:span><text:span text:style-name="T153"> </text:span><text:span text:style-name="T160">other competing </text:span><text:span text:style-name="T156">popular</text:span><text:span text:style-name="T153"> methods.</text:span><text:span text:style-name="T156"> </text:span></text:p>
      <text:p text:style-name="P26"/>
      <text:p text:style-name="P53"><text:span text:style-name="T111">S: </text:span><text:span text:style-name="T113">In our application, </text:span><text:span text:style-name="T156">we consider the human brain as </text:span><text:span text:style-name="T157">an</text:span><text:span text:style-name="T113"> attributed graph compris</text:span><text:span text:style-name="T156">ing</text:span><text:span text:style-name="T113"> of 3 elements.</text:span><text:span text:style-name="T111"> F </text:span><text:span text:style-name="T113">is</text:span><text:span text:style-name="T111"> the matrix of features per vertex for the source subject. </text:span><text:span text:style-name="T113">More precisely, </text:span><text:span text:style-name="T111">they correspond to </text:span><text:span text:style-name="T113">the</text:span><text:span text:style-name="T111"> functional activation maps, sampled on a mesh with n vertices representing the source subject’s cortical surface. </text:span><text:span text:style-name="T112">D is </text:span><text:span text:style-name="T111">the matrix of pairwise geodesic distances between vertices of the mesh.</text:span><text:span text:style-name="T113"> Ws is the uniform distribution on the source vertices. </text:span><text:span text:style-name="T150">From the neuroscience viewpoint, t</text:span><text:span text:style-name="T112">he fused unbalanced GW problem aims at minimizing the objective </text:span><text:span text:style-name="T150">function </text:span><text:span text:style-name="T112">involv</text:span><text:span text:style-name="T150">ing</text:span><text:span text:style-name="T112"> in </text:span><text:span text:style-name="T150">3 terms. The GW cost penalizes changes in geometry </text:span><text:span text:style-name="T151">of the underlying </text:span><text:span text:style-name="T163">anatomical</text:span><text:span text:style-name="T151"> structure, the Wasserstein term aims to preserve the similarity </text:span><text:span text:style-name="T164">in the functional structure</text:span><text:span text:style-name="T151"> and the unbalancing term allows not to transport some parts of the source and target distributions. <text:s/>This can helps adapting the situation where either the signal or the geometry differs too much between source and target subjects.</text:span></text:p>
      <text:p text:style-name="P26"/>
      <text:p text:style-name="P30">S: in practice, the brain responses of the same stimulus vary greatly between individuals. Here, we illustrate</text:p>
      <text:p text:style-name="P30">a similar but simplified version of this problem, where the goal is to align two different signals</text:p>
      <text:p text:style-name="P56"><text:span text:style-name="T142">supported on the same spherical meshes. In this example, </text:span><text:span text:style-name="T144">we associate each </text:span><text:span text:style-name="T142">vert</text:span><text:span text:style-name="T144">ex in the mesh with a scalar feature</text:span><text:span text:style-name="T142">. </text:span><text:span text:style-name="T143">The source mesh contains 2 blobs and the target mesh contain</text:span><text:span text:style-name="T145">s</text:span><text:span text:style-name="T143"> one blob. </text:span><text:span text:style-name="T146">Then w</text:span><text:span text:style-name="T143">e use the optimal transport plan to transport the source signal on</text:span><text:span text:style-name="T146">to</text:span><text:span text:style-name="T143"> the target mesh. For large relaxation parameter, meaning that we are close to fused GW, so we observe both blobs appear in the transported signals. However, for small relaxation parameter, the smaller blob is partly removed because it has no counterpart in the target configuration.</text:span></text:p>
      <text:p text:style-name="P31"/>
      <text:p text:style-name="P57"><text:span text:style-name="T143">S: </text:span><text:span text:style-name="T92">the FUGW problem is difficult to solve and </text:span><text:span text:style-name="T147">it is</text:span><text:span text:style-name="T92"> also non-convex, </text:span><text:span text:style-name="T147">so we can </text:span><text:span text:style-name="T148">not</text:span><text:span text:style-name="T147"> guarantee to find the global solution</text:span><text:span text:style-name="T92">. So, we propose to estimate it with an easier problem, </text:span><text:span text:style-name="T149">motivated by the block coordinate descent algorithm</text:span><text:span text:style-name="T92">. </text:span><text:span text:style-name="T149">So, FUGW can be rewritten as the minimization problem with respect to two independent couplings, where additionally we require them to be equal. We then replace this problem with some relaxation on the equality constraint, </text:span><text:span text:style-name="T150">which gives us two lower bound</text:span><text:span text:style-name="T157">s</text:span><text:span text:style-name="T150"> and we use the last lower bound to approximate FUGW.</text:span><text:span text:style-name="T92"> </text:span><text:span text:style-name="T157">In some cases, this approximation is not that bad. </text:span><text:span text:style-name="T92">In practice, we use the geodesic distance, which does not necessarily meet these conditions. However we still observe that two couplings P and Q from the lower bound are numerically equal.</text:span></text:p>
      <text:p text:style-name="P8"/>
      <text:p text:style-name="P61"><text:span text:style-name="T150">S: In this experiment with Alexis Thual, </text:span><text:span text:style-name="T161">we compare FUGW with MSM, the most popular method for brain alignment. Given a set of subjects, we calculate the pairwise transport plan, then compute the correlation between the transported and target functional maps. We can see that using FUGW alignments yields much better pearson correlation than MSM. We also </text:span><text:span text:style-name="T162">use FUGW to learn the barycenter of the subjects. Comparing to the heuristic approach using average functional maps, the template learned by FUGW is more neurologically plausible and exhibits more patterns, for example in the prefrontal cortex.</text:span></text:p>
      <text:p text:style-name="P32"/>
      <text:p text:style-name="P61"/>
      <text:p text:style-name="P70">UCOOT</text:p>
      <text:p text:style-name="Text_20_body"><text:span text:style-name="T114">Sx: </text:span><text:span text:style-name="T115">(40s)</text:span><text:span text:style-name="T114"> the usual COOT suffers the same problem as GW or Wasserstein </text:span><text:span text:style-name="T116">distances</text:span><text:span text:style-name="T114"> due to the marginal constraints. </text:span><text:span text:style-name="T116">More precisely</text:span><text:span text:style-name="T114">, even outliers must be aligned, regardless of their costs. As a result, we observe the pertubation of outliers in both sample and feature </text:span><text:span text:style-name="T117">transport </text:span><text:span text:style-name="T114">plans. If we </text:span><text:span text:style-name="T115">can</text:span><text:span text:style-name="T114"> replace the hard constraints by the soft penalties, then we expect that outliers should be ignored, as long as the penalties are sufficiently strong </text:span><text:span text:style-name="T214">and</text:span><text:span text:style-name="T114">, we should </text:span><text:span text:style-name="T118">also </text:span><text:span text:style-name="T114">be able to recover </text:span><text:span text:style-name="T117">both of</text:span><text:span text:style-name="T114"> the clean transport plans</text:span><text:span text:style-name="T119">.</text:span></text:p>
      <text:p text:style-name="P9"><text:span text:style-name="T14">S: </text:span><text:span text:style-name="T26">In this work, we aim</text:span><text:span text:style-name="T14"> to leverage the existing work on unbalanced GW and extend to the COOT. We are able to show that such extension is robust to outliers. </text:span><text:span text:style-name="T78">We also illustrate the efficiency of the proposed method in heterogeneous DA and single-cell multi-omics. </text:span></text:p>
      <text:p text:style-name="P9"/>
      <text:p text:style-name="P9"><text:span text:style-name="T79">S: </text:span><text:span text:style-name="T14">Before diving into the main results, let us </text:span><text:span text:style-name="T80">introduce</text:span><text:span text:style-name="T14"> the framework. </text:span><text:span text:style-name="T16">First, w</text:span><text:span text:style-name="T15">e generalize the discrete COOT </text:span><text:span text:style-name="T27">to the continuous setting</text:span><text:span text:style-name="T15"> by specifying the underlying spaces in which the supports of the sample and feature distribution</text:span><text:span text:style-name="T16">s</text:span><text:span text:style-name="T15"> live. </text:span><text:span text:style-name="T81">We also introduce</text:span><text:span text:style-name="T16"> the </text:span><text:span text:style-name="T81">integrable</text:span><text:span text:style-name="T16"> function xi represent</text:span><text:span text:style-name="T81">ing</text:span><text:span text:style-name="T16"> the interaction between the </text:span><text:span text:style-name="T82">sample and feature spaces</text:span><text:span text:style-name="T16">. In particular, in the discrete setting, </text:span><text:span text:style-name="T82">the interaction</text:span><text:span text:style-name="T16"> is nothing but the entry of the input matrix.</text:span></text:p>
      <text:p text:style-name="P10"/>
      <text:p text:style-name="P54"><text:span text:style-name="T120">S </text:span><text:span text:style-name="T121">(60s)</text:span><text:span text:style-name="T120">: </text:span><text:span text:style-name="T122">Now, the unbalanced COOT is defined as the minimization problem whose objection function </text:span><text:span text:style-name="T123">is made</text:span><text:span text:style-name="T122"> of two terms. The first </text:span><text:span text:style-name="T123">one</text:span><text:span text:style-name="T122"> is standard, it measures the transport cost between the sample and feature pairs. The second term bears much similarity with the unbalanced GW, where </text:span><text:span text:style-name="T124">the marginal constraints are replaced by the soft penalties in terms of KL divergence. </text:span><text:span text:style-name="T125">Note that here we also </text:span><text:span text:style-name="T213">emphasize</text:span><text:span text:style-name="T125"> the </text:span><text:span text:style-name="T126">quadratic </text:span><text:span text:style-name="T127">divergence </text:span><text:span text:style-name="T213">structure is important</text:span><text:span text:style-name="T127"> </text:span><text:span text:style-name="T125">for many reasons</text:span><text:span text:style-name="T126">. </text:span><text:span text:style-name="T125">Amongst those, this structure allows us to establish the robustness result, as we will see in the next slides. </text:span><text:span text:style-name="T128">If the sample and feature reference measures have the same mass, then </text:span><text:span text:style-name="T129">Unbalanced COOT also shares the same type of weak isomorphisms as COOT, notably UCOOT </text:span><text:span text:style-name="T121">between </text:span><text:span text:style-name="T130">two sample feature spaces are 0</text:span><text:span text:style-name="T129"> iff </text:span><text:span text:style-name="T121">they</text:span><text:span text:style-name="T129"> are weakly isomorphi</text:span><text:span text:style-name="T133">c</text:span><text:span text:style-name="T129">.</text:span></text:p>
      <text:p text:style-name="P11"/>
      <text:p text:style-name="P55"><text:span text:style-name="T92">S: before stating the main result, we first define the noisy space, where we inject noise into both sample and feature reference measures. </text:span><text:span text:style-name="T131">By outlier, we mean that the magnitude of its corresponding interaction is abnormally large. </text:span><text:span text:style-name="T92">We also define the noisy transport costs Delta zero and Delta infinity. </text:span><text:span text:style-name="T134">Intuitively</text:span><text:span text:style-name="T131">, the noisy cost can be very large, </text:span><text:span text:style-name="T132">depending on the outliers</text:span><text:span text:style-name="T131">.</text:span></text:p>
      <text:p text:style-name="P12"/>
      <text:p text:style-name="P13"><text:span text:style-name="T23">S: Here comes the main result. It says that the COOT is sensitive to outliers because it </text:span><text:span text:style-name="T53">becomes unbounded under the presence of outliers</text:span><text:span text:style-name="T23">. </text:span><text:span text:style-name="T40">By contrast, UCOOT does not suffer th</text:span><text:span text:style-name="T53">is</text:span><text:span text:style-name="T40"> issue because the impact of outliers is always controlled and eventually saturated in this exponential term. </text:span><text:span text:style-name="T220">Note that this robustness property can be immediately applied to unbalanced GW, meaning that UGW is also robust to outliers. </text:span><text:span text:style-name="T23">We illustrate the behaviors of COOT and UCOOT in this toy example, where we inject a column of outliers in</text:span><text:span text:style-name="T90">to</text:span><text:span text:style-name="T23"> </text:span><text:span text:style-name="T38">a</text:span><text:span text:style-name="T23"> clean input matrix. The parameter tau </text:span><text:span text:style-name="T39">is proportional to</text:span><text:span text:style-name="T23"> the magnit</text:span><text:span text:style-name="T24">ude of outliers. As we can see, </text:span><text:span text:style-name="T40">when</text:span><text:span text:style-name="T24"> the outliers </text:span><text:span text:style-name="T40">beco</text:span><text:span text:style-name="T83">m</text:span><text:span text:style-name="T40">e</text:span><text:span text:style-name="T24"> more </text:span><text:span text:style-name="T91">and more</text:span><text:span text:style-name="T24"> impactful, COOT </text:span><text:span text:style-name="T84">rockets</text:span><text:span text:style-name="T24"> whereas UCOOT </text:span><text:span text:style-name="T25">remains</text:span><text:span text:style-name="T24"> stable and eventually </text:span><text:span text:style-name="T25">becomes</text:span><text:span text:style-name="T24"> constant. This is because </text:span><text:span text:style-name="T85">the </text:span><text:span text:style-name="T24">outliers </text:span><text:span text:style-name="T85">becomes too strong, they</text:span><text:span text:style-name="T24"> are totally ignored, so that they receive no mass, </text:span><text:span text:style-name="T91">or no alignment from</text:span><text:span text:style-name="T85"> the clean data.</text:span></text:p>
      <text:p text:style-name="P14"/>
      <text:p text:style-name="P15"><text:span text:style-name="T41">S: We illustrate </text:span><text:span text:style-name="T42">the ability of UCOOT </text:span><text:span text:style-name="T86">in</text:span><text:span text:style-name="T42"> two examples. The first one is on the MNIST dataset, where we artificially inject noises into both samples and features. </text:span><text:span text:style-name="T43">Regarding feature noise, after transforming the image, we also add 6 extra columns of the gaussian noise </text:span><text:span text:style-name="T217">in</text:span><text:span text:style-name="T43">to the image </text:span><text:span text:style-name="T217">of</text:span><text:span text:style-name="T43"> 28x28. Regarding the sample noise, we add gaussian noise of shape 28x34. </text:span><text:span text:style-name="T52">As we can see, the performance of UCOOT remains strong and very stable </text:span><text:span text:style-name="T87">regardless of sample and feature noise</text:span><text:span text:style-name="T52">, whereas unsurprisingly COOT performs very poorly </text:span><text:span text:style-name="T88">as soon as we introduce the</text:span><text:span text:style-name="T52"> outliers.</text:span></text:p>
      <text:p text:style-name="P15"/>
      <text:p text:style-name="P16"><text:span text:style-name="T54">S: We also illustrate how UCOOT can be used in single-cell multi-omics applications. </text:span><text:span text:style-name="T89">In this experiment with Pinar Demetci, w</text:span><text:span text:style-name="T55">e </text:span><text:span text:style-name="T58">choose the </text:span><text:span text:style-name="T56">CITE-seq</text:span><text:span text:style-name="T55"> dataset </text:span><text:span text:style-name="T58">because</text:span><text:span text:style-name="T55"> we know the ground-truth correspondences on both the </text:span><text:span text:style-name="T65">source and target </text:span><text:span text:style-name="T55">samples (</text:span><text:span text:style-name="T56">also known as</text:span><text:span text:style-name="T55"> cells) and the</text:span><text:span text:style-name="T56">ir</text:span><text:span text:style-name="T55"> features (</text:span><text:span text:style-name="T56">including</text:span><text:span text:style-name="T55"> gene</text:span><text:span text:style-name="T59">s </text:span><text:span text:style-name="T66">in the source</text:span><text:span text:style-name="T55"> and encoded antibodies </text:span><text:span text:style-name="T66">in the target</text:span><text:span text:style-name="T55">). </text:span><text:span text:style-name="T64">This</text:span><text:span text:style-name="T55"> allow</text:span><text:span text:style-name="T64">s</text:span><text:span text:style-name="T55"> us to quantify and compare the alignment </text:span><text:span text:style-name="T66">quality</text:span><text:span text:style-name="T55"> of UCOOT and COOT. </text:span><text:span text:style-name="T67">In t</text:span><text:span text:style-name="T56">he balanced scenario </text:span><text:span text:style-name="T67">we know the </text:span><text:span text:style-name="T56">gene</text:span><text:span text:style-name="T59">s</text:span><text:span text:style-name="T56"> that match to the ten antibodies they express. In this case, both UCOOT and COOT perform equally well, </text:span><text:span text:style-name="T60">where UCOOT is slightly better</text:span><text:span text:style-name="T56">. However, when we introduce more </text:span><text:span text:style-name="T61">irrelevant</text:span><text:span text:style-name="T56"> gene</text:span><text:span text:style-name="T61">s</text:span><text:span text:style-name="T56"> to the target </text:span><text:span text:style-name="T62">data</text:span><text:span text:style-name="T56"> while keeping the antibodies unchanged in the source </text:span><text:span text:style-name="T62">data</text:span><text:span text:style-name="T56">, COOT struggles to find the correct alignments whereas UCOOT </text:span><text:span text:style-name="T57">can efficiently avoid incorrect </text:span><text:span text:style-name="T68">matching</text:span><text:span text:style-name="T57">, </text:span><text:span text:style-name="T63">though not perfectly.</text:span></text:p>
      <text:p text:style-name="P17"><text:soft-page-break/>AGW</text:p>
      <text:p text:style-name="P17"/>
      <text:p text:style-name="P50"><text:span text:style-name="T93">S1: Our last contribution is motivated by the isometries induced by GW distance. </text:span><text:span text:style-name="T135">Even though</text:span><text:span text:style-name="T93">, they contribute to most success of GW distance in </text:span><text:span text:style-name="T206">practical</text:span><text:span text:style-name="T93"> applications, we would argue that the</text:span><text:span text:style-name="T136">se</text:span><text:span text:style-name="T93"> isometries do not necessarily have the same importance. For example, give two datasets, one contains number 9 and the other contains number 6, even though they are the same, from the GW viewpoint, but they encode different labels. For this reason, GW may be too flexible that it can not identify relevant isometries </text:span><text:span text:style-name="T137">under the absence of </text:span><text:span text:style-name="T138">additional</text:span><text:span text:style-name="T137"> information</text:span><text:span text:style-name="T93">. We are also motivated by the fact that COOT is good at exploiting the input data. As we can see in this plot, </text:span><text:span text:style-name="T139">in general, </text:span><text:span text:style-name="T93">COOT treats different isometries differently. </text:span></text:p>
      <text:p text:style-name="P19"/>
      <text:p text:style-name="P50"><text:span text:style-name="T93">S2: In this work, we propose the augmented GW </text:span><text:span text:style-name="T94">divergence</text:span><text:span text:style-name="T93">, which allows to interpolate between the GW and COOT, in order to benefit the advantages of both distances. We are able to successfully apply this proposed divergence to the applications in HDA and single-cell multi-omics.</text:span></text:p>
      <text:p text:style-name="P18"/>
      <text:p text:style-name="P50"><text:span text:style-name="T93">S3: </text:span><text:span text:style-name="T95">the</text:span><text:span text:style-name="T96"> augmented GW </text:span><text:span text:style-name="T95">is defined </text:span><text:span text:style-name="T96">in </text:span><text:span text:style-name="T95">the</text:span><text:span text:style-name="T96"> discrete setting. In particular, </text:span><text:span text:style-name="T97">similar to discrete COOT, </text:span><text:span text:style-name="T96">we </text:span><text:span text:style-name="T97">work with</text:span><text:span text:style-name="T96"> the weighted matrix, whose rows and columns are assigned two </text:span><text:span text:style-name="T98">histograms</text:span><text:span text:style-name="T96">. The augmented GW between two weighted matrices is then defined as the minimum </text:span><text:span text:style-name="T99">amongst all</text:span><text:span text:style-name="T96"> linear combination</text:span><text:span text:style-name="T99">s</text:span><text:span text:style-name="T96"> </text:span><text:span text:style-name="T99">of</text:span><text:span text:style-name="T96"> COOT </text:span><text:span text:style-name="T99">and GW</text:span><text:span text:style-name="T96"> </text:span><text:span text:style-name="T99">costs,</text:span><text:span text:style-name="T96"> over the set of admissible sample and feature couplings. The behavior of AGW is controlled by the interpolation parameter alpha, where if alpha is close to 0, then we are close to GW and if alpha is close to 1, then we are close to the behavior of COOT. </text:span><text:span text:style-name="T100">By contrast</text:span><text:span text:style-name="T96"> to </text:span><text:span text:style-name="T100">GW</text:span><text:span text:style-name="T96">, AGW is not invariant under translation of the data, but we would argue that this may not be too problematic because the translation only shift the minimum </text:span><text:span text:style-name="T101">by a constant</text:span><text:span text:style-name="T96">, but leaves the minimizer untouched.</text:span></text:p>
      <text:p text:style-name="P18"/>
      <text:p text:style-name="P51"><text:span text:style-name="T96">S4: Since we are motivated by the isometries, it is important to understand how AGW encodes isometries. Our main result relies on a few </text:span><text:span text:style-name="T216">realistic</text:span><text:span text:style-name="T96"> assumptions. First, we place ourself in the low dimensional setting, </text:span><text:span text:style-name="T102">where</text:span><text:span text:style-name="T96"> there</text:span><text:span text:style-name="T102"> are</text:span><text:span text:style-name="T96"> more samples than features. Second, the input matrix is full rank. If it is not, then it is enough to perform a preprocessing step beforehand. Our last assumption is that the input matrix has exactly d distinct singular values, where d is the number of features. This is </text:span><text:span text:style-name="T103">also a </text:span><text:span text:style-name="T96">reasonable </text:span><text:span text:style-name="T103">assumption</text:span><text:span text:style-name="T96"> because we can show that almost every symmetric matrix has distinct eigenvalues. </text:span></text:p>
      <text:p text:style-name="P20"/>
      <text:p text:style-name="P51"><text:span text:style-name="T96">Now, we are ready to state the main result. </text:span><text:span text:style-name="T103">Given a matrix, if we just</text:span><text:span text:style-name="T104"> permut</text:span><text:span text:style-name="T103">e its columns</text:span><text:span text:style-name="T104"> </text:span><text:span text:style-name="T103">(or </text:span><text:span text:style-name="T104">the features</text:span><text:span text:style-name="T103">)</text:span><text:span text:style-name="T104">, </text:span><text:span text:style-name="T103">then the</text:span><text:span text:style-name="T104"> augmented GW </text:span><text:span text:style-name="T103">between the original and transformed matrices is always zero</text:span><text:span text:style-name="T104">, regardless of alpha.</text:span></text:p>
      <text:p text:style-name="P52"><text:span text:style-name="T105">Conversely, </text:span><text:span text:style-name="T106">under the above assumptions </text:span><text:span text:style-name="T107">on input matrix</text:span><text:span text:style-name="T106">, </text:span><text:span text:style-name="T105">if AGW is zero, then the two input matrices must have the same shape. Moreover, the isometry has an explicit structure: it is a composition of a symmetric orthogonal matrix with a permutation matrix. </text:span><text:span text:style-name="T208">There are still some open questions.</text:span><text:span text:style-name="T109"> First, we have not yet been able to </text:span><text:span text:style-name="T140">fully </text:span><text:span text:style-name="T109">establish the necessary and sufficient conditions. Second, it is unclear why these isometries are relevant, even though in practice </text:span><text:span text:style-name="T141">they appear to be</text:span><text:span text:style-name="T109"> the case. Finally, our result only holds in low-dimensional setting.</text:span></text:p>
      <text:p text:style-name="P21"/>
      <text:p text:style-name="P61"><text:span text:style-name="T108">S: </text:span><text:span text:style-name="T109">Now, w</text:span><text:span text:style-name="T108">e illustrate how </text:span><text:span text:style-name="T110">AGW</text:span><text:span text:style-name="T108"> can be used in single-cell multi-omics applications. </text:span><text:span text:style-name="T110">Again, w</text:span><text:span text:style-name="T69">e selected th</text:span><text:span text:style-name="T70">e CITE-seq</text:span><text:span text:style-name="T69"> dataset as we know the ground-truth correspondences on both the </text:span><text:span text:style-name="T71">source and target </text:span><text:span text:style-name="T69">samples (</text:span><text:span text:style-name="T70">also known as</text:span><text:span text:style-name="T69"> cells) and the</text:span><text:span text:style-name="T70">ir</text:span><text:span text:style-name="T69"> features (</text:span><text:span text:style-name="T70">including</text:span><text:span text:style-name="T69"> gene</text:span><text:span text:style-name="T71">s</text:span><text:span text:style-name="T69"> and encoded antibodies) The green squares in </text:span><text:span text:style-name="T72">the diagonals corresponds to the</text:span><text:span text:style-name="T69"> “ground-truth” correspondences. </text:span><text:span text:style-name="T73">Amonst competing methods,</text:span><text:span text:style-name="T69"> AGW </text:span><text:span text:style-name="T73">is the most efficient, where it </text:span><text:span text:style-name="T69">correctly assigns 19 out of 25 antibodies to their encoding genes with the highest alignment probability. O</text:span><text:span text:style-name="T74">verall, the feature alignments of AGW also appears to be less noisy than those of COOT and UCOOT. </text:span><text:span text:style-name="T73">Note that in this experiment, GW is not applicable because it </text:span><text:span text:style-name="T75">has no</text:span><text:span text:style-name="T73"> </text:span><text:span text:style-name="T75">feature alignment</text:span><text:span text:style-name="T73">.</text:span></text:p>
      <text:p text:style-name="P62"/>
      <text:p text:style-name="P61"/>
      <text:p text:style-name="P72">========================================================</text:p>
      <text:p text:style-name="P59"><text:span text:style-name="T154">In this thesis, we aim to explore the intersection of 3 extensions of GW distance. In particular, we </text:span><text:span text:style-name="T155">are</text:span><text:span text:style-name="T154"> able to establish the robustness of some unbalanced across-spaces divergences and to showcase their applications in heterogeneous DA, neuroscience and computational biology. </text:span></text:p>
      <text:p text:style-name="P29">Our proposed methods allow for better understanding of the biological data.</text:p>
      <text:p text:style-name="P29"/>
      <text:p text:style-name="P29">We can see that this cube is almost filled, except for the last missing corner. </text:p>
      <text:p text:style-name="P29">Motivated by the success of UCOOT and AGW in single-cell multi-omics, we are working on this last piece to see if combining different branches helps improving the understanding and analysis of the data. </text:p>
      <text:p text:style-name="P29">There are some potential directions to explore after this thesis. I mention 3 of them.</text:p>
      <text:p text:style-name="P29"/>
      <text:p text:style-name="P29">First, though we were able to understand some isometries induced by AGW, it remains unclear what happen in high-dimensional setting, and how can we characterize all isometries induced by AGW? </text:p>
      <text:p text:style-name="P29"/>
      <text:p text:style-name="P29">The second direction is on the statistical aspects of the across-space divergences. There exist a few work on the empirical convergence of the GW distance, but only for a very special case of distance function. It remains unexplored for COOT, not to mention other unbalanced across-space divergences. </text:p>
      <text:p text:style-name="P29"/>
      <text:p text:style-name="P29">Lastly, from a more practical viewpoint, <text:s/>since all unbalanced across-space divergences are approximated with BCD, whose iteration consists in solving two unbabalanced OT problems. The current popular solvers suffer convergence issue, depending on the choice of hyperparameters. </text:p>
      <text:p text:style-name="P29">Future work may investigate more efficient methods, which are less sensitive to the hyperparameters.</text:p>
      <text:p text:style-name="P7"/>
      <text:p text:style-name="P7"/>
      <text:p text:style-name="P68"><text:span text:style-name="T2">In practice, if t</text:span><text:span text:style-name="T3">wo</text:span><text:span text:style-name="T2"> ground spaces are comparable, </text:span><text:span text:style-name="T4">for example when both are subsets of R2</text:span><text:span text:style-name="T2">, then one can use the Wasserstein distance, but when they are not, </text:span><text:span text:style-name="T4">for example one is </text:span><text:span text:style-name="T7">in </text:span><text:span text:style-name="T4">R2 and the other one is </text:span><text:span text:style-name="T7">in</text:span><text:span text:style-name="T4"> R3</text:span><text:span text:style-name="T2">, then one should </text:span><text:span text:style-name="T4">consider the</text:span><text:span text:style-name="T2"> GW distance. </text:span></text:p>
      <text:p text:style-name="P7"/>
      <text:p text:style-name="P7"><text:span text:style-name="T4">Since the purpose of this thesis is on the </text:span><text:span text:style-name="T5">comparison of incomparable spaces, it is important to know </text:span><text:span text:style-name="T2">where this GW come</text:span><text:span text:style-name="T5">s</text:span><text:span text:style-name="T2"> from. </text:span><text:span text:style-name="T8">To do this, we need to start with the Hausdorff distance. To</text:span><text:span text:style-name="T5"> compare two compact subsets of a metric space, </text:span><text:span text:style-name="T8">we look at</text:span><text:span text:style-name="T4"> the largest distance amo</text:span><text:span text:style-name="T12">ng</text:span><text:span text:style-name="T4"> all distances from points in one set to the other. </text:span><text:span text:style-name="T5">This is doable because these subsets share a common metric. When they do not, a natural </text:span><text:span text:style-name="T9">approach</text:span><text:span text:style-name="T5"> would be projecting them onto a common metric space on which we can compute the Hausdorff distance. This is precisely the idea of the GH distance.</text:span></text:p>
      <text:p text:style-name="P3"/>
      <text:p text:style-name="P7"><text:span text:style-name="T8">Now we will see how these two distances</text:span><text:span text:style-name="T5"> allow us to come up with the Wasserstein and GW distances.</text:span></text:p>
      <text:p text:style-name="P4"/>
      <text:p text:style-name="P7"><text:span text:style-name="T3">S2</text:span><text:span text:style-name="T13">+3</text:span><text:span text:style-name="T3">: </text:span><text:span text:style-name="T5">the Hausdor</text:span><text:span text:style-name="T10">ff distance admits several equivalent reformulations. One </text:span><text:span text:style-name="T11">of </text:span><text:span text:style-name="T10">which involves in optimization over the set of correspondences as we can see here. A correspondence can be seen as a set of connection pairs between two bipartite graphs. This is essentially the same as a transportation plan, except that a correspondence does not care about the mass, or the weights.</text:span></text:p>
      <text:p text:style-name="P5"/>
      <text:p text:style-name="P7"><text:span text:style-name="T10">So if we replace the correspondence in Hausdorff by the transport plan, we obtain the p-Wasserstein distance when p goes to infty. </text:span><text:span text:style-name="T25">I</text:span><text:span text:style-name="T10">f we </text:span><text:span text:style-name="T25">further</text:span><text:span text:style-name="T10"> replace the supremum norm by the Lp norm, then we recover the classical Wasserstein distance.</text:span></text:p>
      <text:p text:style-name="P6"/>
      <text:p text:style-name="P1"><text:span text:style-name="T10">Similar to Hausdorff, GH also admits </text:span><text:span text:style-name="T12">several</text:span><text:span text:style-name="T10"> equivalent reformulations and there is also one which </text:span><text:span text:style-name="T12">is very similar to what we saw in Hausdorff. So</text:span><text:span text:style-name="T10">, it is enough to </text:span><text:span text:style-name="T12">just </text:span><text:span text:style-name="T10">reapply exactly the same <text:s/>procedure and we obtain the GW distance.</text:span></text:p>
      <text:p text:style-name="P1"/>
      <text:p text:style-name="P2"><text:span text:style-name="T17">S: </text:span><text:span text:style-name="T28">So why do we need quadratic divergence? Because it</text:span><text:span text:style-name="T18"> has several consequences. </text:span><text:span text:style-name="T29">First, t</text:span><text:span text:style-name="T18">he homogeneity ensures the consistent behavior </text:span><text:span text:style-name="T30">of UCOOT under rescaling,</text:span><text:span text:style-name="T18"> for example when t goes to 0 and infty. </text:span><text:span text:style-name="T19">This </text:span><text:span text:style-name="T35">remar</text:span><text:span text:style-name="T36">k</text:span><text:span text:style-name="T35"> has</text:span><text:span text:style-name="T19"> </text:span><text:span text:style-name="T35">been </text:span><text:span text:style-name="T19">already discussed in the paper on unbalance</text:span><text:span text:style-name="T31">d</text:span><text:span text:style-name="T19"> GW. </text:span><text:span text:style-name="T20">The second benefit is that UCOOT can be reformulated as an unbalanced OT problem under the additional factorization constraint. For this reason, we can reuse the proof technique from unbalanced OT to show the existence of solution of UCOOT.</text:span><text:span text:style-name="T17"> </text:span><text:span text:style-name="T20">We can also establish t</text:span><text:span text:style-name="T17">he bilinear relation between the minimum and mini</text:span><text:span text:style-name="T31">mi</text:span><text:span text:style-name="T17">zer. </text:span><text:span text:style-name="T21">The quadratic divergence </text:span><text:span text:style-name="T37">also </text:span><text:span text:style-name="T21">ensures that the rescaling does not change the solution, so it is enough to look for </text:span><text:span text:style-name="T32">only</text:span><text:span text:style-name="T21"> equal-mass solution. This can </text:span><text:span text:style-name="T33">provide</text:span><text:span text:style-name="T21"> </text:span><text:span text:style-name="T33">more</text:span><text:span text:style-name="T21"> numerical stability when approximating UCOOT with entropic regularization using Sinkhorn algorithm in the </text:span><text:span text:style-name="T38">BCD </text:span><text:span text:style-name="T21">subroutine. </text:span><text:span text:style-name="T22">Finally, this quadratic structure allows us to prove the robustness of UCOOT, </text:span><text:span text:style-name="T34">as we will see</text:span><text:span text:style-name="T22"> in the next slides.</text:span></text:p>
      <text:p text:style-name="P2"/>
      <text:p text:style-name="P33"><text:span text:style-name="T1">S1: </text:span><text:span text:style-name="T44">optimal transport provides a principle way to compare weighted sets. </text:span><text:span text:style-name="T6">A </text:span><text:span text:style-name="T3">weighted set </text:span><text:span text:style-name="T6">is </text:span><text:span text:style-name="T3">a </text:span><text:span text:style-name="T46">triple</text:span><text:span text:style-name="T3"> of</text:span><text:span text:style-name="T2"> a ground space of objects, </text:span><text:span text:style-name="T46">the way they interact</text:span><text:span text:style-name="T2"> and </text:span><text:span text:style-name="T46">their</text:span><text:span text:style-name="T3"> associated</text:span><text:span text:style-name="T2"> distribution. </text:span><text:span text:style-name="T3">Typically examples of the ground space are</text:span><text:span text:style-name="T2"> images, texts, graphs, time seri</text:span><text:span text:style-name="T6">es</text:span><text:span text:style-name="T2">. </text:span><text:span text:style-name="T46">Typically, the interaction measures the similarity between objects, for example a distance function, or the weights of edges in the graph. </text:span><text:span text:style-name="T44">The OT divergence itself is a good proxy for the measurement of similarity </text:span><text:span text:style-name="T45">between weighted sets</text:span><text:span text:style-name="T44">. This is particularly useful, for example in the density fitting. OT also provides important byproducts during the optimization, notably the transport plan </text:span><text:span text:style-name="T45">or</text:span><text:span text:style-name="T44"> transport map, </text:span><text:span text:style-name="T45">which </text:span><text:span text:style-name="T47">allows to project one space onto another</text:span><text:span text:style-name="T45">. In this thesis, we exclusively focus on the </text:span><text:span text:style-name="T48">applications of </text:span><text:span text:style-name="T45"><text:s/></text:span><text:span text:style-name="T48">the </text:span><text:span text:style-name="T45">transportation plan.</text:span></text:p>
      <text:p text:style-name="P33"/>
      <text:p text:style-name="P33"><text:span text:style-name="T45">The most classical setting in OT involves in the metric measure spaces. This setting covers </text:span><text:span text:style-name="T49">the famous Wasserstein distance</text:span><text:span text:style-name="T45">. More precisely, given two metric measure spaces sharing the same metric d, their </text:span><text:span text:style-name="T49">Wasserstein</text:span><text:span text:style-name="T45"> distance </text:span><text:span text:style-name="T49">is defined as the smallest weighted sum of the pairwise inter-distances </text:span><text:span text:style-name="T50">over the set of admissible transport plans. </text:span></text:p>
      <text:p text:style-name="P33"/>
      <text:p text:style-name="P33"><text:soft-page-break/><text:span text:style-name="T46">There are </text:span><text:span text:style-name="T51">a few</text:span><text:span text:style-name="T46"> remarks in this formulation. </text:span><text:span text:style-name="T51">First</text:span><text:span text:style-name="T46">, how to perform alignments if the source and target have their own metric? </text:span><text:span text:style-name="T51">In this case, the inter-distance is no longer feasible.</text:span><text:span text:style-name="T46"> </text:span><text:span text:style-name="T51">Though</text:span><text:span text:style-name="T48"> the source and target are not comparable, they have a </text:span><text:span text:style-name="T51">certain</text:span><text:span text:style-name="T48"> sharing space, how can we adapt the OT divergence? </text:span><text:span text:style-name="T51">By definition of the admissible transport plan, </text:span><text:span text:style-name="T46">we are forced to align all samples in source and target, but is that really desirable? For example, if we look at the alignments </text:span><text:span text:style-name="T51">between two hands</text:span><text:span text:style-name="T46"> generated by </text:span><text:span text:style-name="T51">the </text:span><text:span text:style-name="T46">vanilla and partial OT, clearly those of partial OT make more sense.</text:span></text:p>
      <text:p text:style-name="P35">Finally, in the definition of weighted space, we assume that the interaction is computed between objects of the same nature, for example images of size 28 by 28. If the space is heterogeneous, for example X contains images and texts, how can we do the transport?</text:p>
      <text:p text:style-name="P35"/>
      <text:p text:style-name="P71">slide 1: aligment in different modalities, talk more about the cross-domain alignment, reformulate, </text:p>
      <text:p text:style-name="P36">slide 2: <text:span text:style-name="T221">discuss plus on the isometries of GW. Say </text:span><text:span text:style-name="T222">the</text:span><text:span text:style-name="T221"> transitition.</text:span></text:p>
      <text:p text:style-name="P37">s12: the average may not make sense. Why need unbalanced and fused.</text:p>
      <text:p text:style-name="P38">S15: mass creation and mass destruction, two zones activated</text:p>
      <text:p text:style-name="P39">S17: say that the task is very difficult, the OT plan allows to predict the activation bla bla. Train validation test bla bla. 40% improvement</text:p>
      <text:p text:style-name="P40">S26: explain more on the outputs/behaviors. </text:p>
      <text:p text:style-name="P40">S27: explain why work, sample and feature alignments </text:p>
      <text:p text:style-name="P43"/>
      <text:p text:style-name="P49">S10: Correspondance a priori bla bla</text:p>
      <text:p text:style-name="P44">S28: shift plot to next slide</text:p>
      <text:p text:style-name="P45">Mention other contribution not presented in prez.</text:p>
      <text:p text:style-name="P46"/>
      <text:p text:style-name="P47">Need transition from transfer learning to cross domain alignments</text:p>
      <text:p text:style-name="P47">S6: invariant to isometry. Rework on this slide. </text:p>
      <text:p text:style-name="P48">S44: remove ongoing work <text:span text:style-name="T223">+ mention alignment human monkey brains. </text:span><text:span text:style-name="T224">Toolbox</text:span></text:p>
      <text:p text:style-name="P48"/>
      <text:p text:style-name="P67"><text:span text:style-name="T76">the major interest of transfer learning arises from the heterogenity between the data used for training </text:span><text:span text:style-name="T77">(aka source)</text:span><text:span text:style-name="T76"> and for inference </text:span><text:span text:style-name="T77">(aka target)</text:span><text:span text:style-name="T76">. This task becomes even more </text:span><text:span text:style-name="T77">challenging</text:span><text:span text:style-name="T76"> if the </text:span><text:span text:style-name="T77">source and target</text:span><text:span text:style-name="T76"> data </text:span><text:span text:style-name="T77">exhibit</text:span><text:span text:style-name="T76"> different modalities. To adapt to this </text:span><text:span text:style-name="T77">situation</text:span><text:span text:style-name="T76">, it is important to capture some knowledge, </text:span><text:span text:style-name="T77">which allows to bridge the two domains</text:span><text:span text:style-name="T76">. This knowledge can take many forms. However in this thesis, we focus on the one of alignment, or more precisely across-domain alignment</text:span></text:p>
      <text:p text:style-name="P73"><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5T16:16:57.448834722</meta:creation-date>
    <meta:generator>LibreOffice/6.4.7.2$Linux_X86_64 LibreOffice_project/40$Build-2</meta:generator>
    <dc:date>2024-08-23T10:11:07.914232532</dc:date>
    <meta:editing-duration>P3DT5H7M22S</meta:editing-duration>
    <meta:editing-cycles>204</meta:editing-cycles>
    <meta:print-date>2024-05-08T23:28:46.823912668</meta:print-date>
    <meta:document-statistic meta:table-count="0" meta:image-count="0" meta:object-count="0" meta:page-count="8" meta:paragraph-count="70" meta:word-count="3898" meta:character-count="23886" meta:non-whitespace-character-count="20035"/>
  </office:meta>
</office:document-meta>
</file>